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13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6.xml"/>
  <manifest:file-entry manifest:media-type="text/xml" manifest:full-path="Basic/VBAProject/Sheet14.xml"/>
  <manifest:file-entry manifest:media-type="text/xml" manifest:full-path="Basic/VBAProject/script-lb.xml"/>
  <manifest:file-entry manifest:media-type="text/xml" manifest:full-path="Basic/VBAProject/Sheet15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4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427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027cm"/>
    </style:style>
    <style:style style:family="table-column" style:name="co9">
      <style:table-column-properties fo:break-before="auto" style:column-width="1.51cm"/>
    </style:style>
    <style:style style:family="table-column" style:name="co10">
      <style:table-column-properties fo:break-before="auto" style:column-width="1.453cm"/>
    </style:style>
    <style:style style:family="table-column" style:name="co11">
      <style:table-column-properties fo:break-before="auto" style:column-width="7.355cm"/>
    </style:style>
    <style:style style:family="table-column" style:name="co12">
      <style:table-column-properties fo:break-before="auto" style:column-width="0.84cm"/>
    </style:style>
    <style:style style:family="table-column" style:name="co13">
      <style:table-column-properties fo:break-before="auto" style:column-width="3.44cm"/>
    </style:style>
    <style:style style:family="table-column" style:name="co14">
      <style:table-column-properties fo:break-before="auto" style:column-width="0.755cm"/>
    </style:style>
    <style:style style:family="table-column" style:name="co15">
      <style:table-column-properties fo:break-before="auto" style:column-width="1.53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21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Groningen_20_steden">
      <style:table-properties style:writing-mode="lr-tb" table:display="true"/>
    </style:style>
    <style:style style:family="table" style:name="ta2" style:master-page-name="PageStyle_5f_Groningen_20_gemeenten">
      <style:table-properties style:writing-mode="lr-tb" table:display="true"/>
    </style:style>
    <style:style style:family="table" style:name="ta3" style:master-page-name="PageStyle_5f_Groningen_20_recapitulatie">
      <style:table-properties style:writing-mode="lr-tb" table:display="true"/>
    </style:style>
    <style:style style:family="table" style:name="ta4" style:master-page-name="PageStyle_5f_Groningen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fo:padding="0.071cm"/>
    </style:style>
    <style:style style:family="table-cell" style:parent-style-name="TL_20_Metadata" style:name="ce8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Groningen steden.A10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54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_20_RowProperty" style:name="ce55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6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6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4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roningen steden">
        <office:forms form:apply-design-mode="false" form:automatic-focus="false"/>
        <table:table-column table:style-name="co1" table:default-cell-style-name="ce7"/>
        <table:table-column table:style-name="co2" table:default-cell-style-name="ce7"/>
        <table:table-column table:style-name="co3" table:default-cell-style-name="ce18" table:number-columns-repeated="10"/>
        <table:table-column table:style-name="co4" table:default-cell-style-name="ce18"/>
        <table:table-column table:style-name="co5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Sted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3" table:number-columns-repeated="5"/>
          <table:table-cell table:style-name="ce7"/>
          <table:table-cell table:style-name="ce13" table:number-columns-repeated="3"/>
          <table:table-cell table:style-name="ce29"/>
          <table:table-cell table:style-name="ce7" table:number-columns-repeated="2"/>
          <table:table-cell table:style-name="ce13" table:number-columns-repeated="3"/>
          <table:table-cell table:number-columns-repeated="1007"/>
        </table:table-row>
        <table:table-row table:style-name="ro1">
          <table:table-cell ns41:value-type="string" table:style-name="ce6" office:value-type="string">
            <text:p>Groningen *</text:p>
            <office:annotation>
              <text:p>http://purl.org/linked-data/sdmx/2009/dimension#refArea=http://www.gemeentegeschiedenis.nl/amco/10996</text:p>
            </office:annotation>
          </table:table-cell>
          <table:table-cell table:style-name="Default"/>
          <table:table-cell ns41:value-type="float" table:style-name="ce17" office:value="5553" office:value-type="float">
            <text:p>5553</text:p>
          </table:table-cell>
          <table:table-cell ns41:value-type="float" table:style-name="ce24" office:value="7089" office:value-type="float">
            <text:p>7089</text:p>
          </table:table-cell>
          <table:table-cell ns41:value-type="float" table:style-name="ce24" office:value="10165" office:value-type="float">
            <text:p>10165</text:p>
          </table:table-cell>
          <table:table-cell ns41:value-type="float" table:style-name="ce24" office:value="5098" office:value-type="float">
            <text:p>5098</text:p>
          </table:table-cell>
          <table:table-cell ns41:value-type="float" table:style-name="ce24" office:value="502" office:value-type="float">
            <text:p>502</text:p>
          </table:table-cell>
          <table:table-cell table:formula="of:=SUM([.E8:.G8])" ns41:value-type="float" table:style-name="ce28" office:value-type="float" office:value="15765">
            <text:p>15765</text:p>
          </table:table-cell>
          <table:table-cell ns41:value-type="float" table:style-name="ce24" office:value="10676" office:value-type="float">
            <text:p>10676</text:p>
          </table:table-cell>
          <table:table-cell ns41:value-type="float" table:style-name="ce24" office:value="5132" office:value-type="float">
            <text:p>5132</text:p>
          </table:table-cell>
          <table:table-cell ns41:value-type="float" table:style-name="ce24" office:value="1911" office:value-type="float">
            <text:p>1911</text:p>
          </table:table-cell>
          <table:table-cell table:formula="of:=SUM([.I8:.K8])" ns41:value-type="float" table:style-name="ce28" office:value-type="float" office:value="17719">
            <text:p>17719</text:p>
          </table:table-cell>
          <table:table-cell table:formula="of:=SUM([.L8];[.H8])" ns41:value-type="float" table:style-name="ce31" office:value-type="float" office:value="33484">
            <text:p>33484</text:p>
          </table:table-cell>
          <table:table-cell ns41:value-type="float" table:style-name="ce32" office:value="26820" office:value-type="float">
            <text:p>26820</text:p>
          </table:table-cell>
          <table:table-cell ns41:value-type="float" table:style-name="ce32" office:value="5466" office:value-type="float">
            <text:p>5466</text:p>
          </table:table-cell>
          <table:table-cell ns41:value-type="float" table:style-name="ce32" office:value="1196" office:value-type="float">
            <text:p>1196</text:p>
          </table:table-cell>
          <table:table-cell ns41:value-type="float" table:style-name="ce32" office:value="2" office:value-type="float">
            <text:p>2</text:p>
          </table:table-cell>
          <table:table-cell ns41:value-type="string" table:style-name="ce40" office:value-type="string">
            <text:p>VT</text:p>
          </table:table-cell>
          <table:table-cell table:style-name="ce44"/>
          <table:table-cell ns41:value-type="float" table:style-name="ce44" office:value="64" office:value-type="float">
            <text:p>64</text:p>
          </table:table-cell>
          <table:table-cell ns41:value-type="float" table:style-name="ce44" office:value="65" office:value-type="float">
            <text:p>65</text:p>
          </table:table-cell>
          <table:table-cell ns41:value-type="string" table:style-name="ce44" office:value-type="string">
            <text:p>GR</text:p>
          </table:table-cell>
          <table:table-cell ns41:value-type="string" table:style-name="ce52" office:value-type="string">
            <text:p>39_0099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 Hieronder begrepen het garnizoen, <text:s/>bestaande uit 1330 militairen.</text:p>
            <office:annotation>
              <text:p>http://lod.cedar-project.nl/vocab/cedar#isTotal=1</text:p>
              <text:p>http://purl.org/linked-data/sdmx/2009/dimension#refArea=http://www.gemeentegeschiedenis.nl/amco/10886</text:p>
            </office:annotation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table:style-name="ce9">
            <office:annotation>
              <text:p>http://purl.org/linked-data/sdmx/2009/dimension#refArea=http://www.gemeentegeschiedenis.nl/amco/10539</text:p>
            </office:annotation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style-name="ce10">
            <office:annotation>
              <text:p>http://purl.org/linked-data/sdmx/2009/dimension#refArea=http://www.gemeentegeschiedenis.nl/amco/11043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roningen gemeenten">
        <table:table-column table:style-name="co8" table:default-cell-style-name="ce7"/>
        <table:table-column table:style-name="co2" table:default-cell-style-name="ce7"/>
        <table:table-column table:style-name="co9" table:default-cell-style-name="ce18" table:number-columns-repeated="10"/>
        <table:table-column table:style-name="co4" table:default-cell-style-name="ce18"/>
        <table:table-column table:style-name="co10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Gemeent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55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7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5"/>
          <table:table-cell table:style-name="ce29"/>
          <table:table-cell table:style-name="ce63" table:number-columns-repeated="3"/>
          <table:table-cell table:style-name="ce29" table:number-columns-repeated="2"/>
          <table:table-cell table:style-name="ce63" table:number-columns-repeated="4"/>
          <table:table-cell table:style-name="ce13" table:number-columns-repeated="6"/>
          <table:table-cell table:number-columns-repeated="1001"/>
        </table:table-row>
        <table:table-row table:style-name="ro2">
          <table:table-cell ns41:value-type="string" table:style-name="ce58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table:style-name="ce29"/>
          <table:table-cell ns41:value-type="float" table:style-name="ce64" office:value="156" office:value-type="float">
            <text:p>156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20" office:value-type="float">
            <text:p>20</text:p>
          </table:table-cell>
          <table:table-cell table:formula="of:=SUM([.E8:.G8])" ns41:value-type="float" table:style-name="ce69" office:value-type="float" office:value="485">
            <text:p>485</text:p>
          </table:table-cell>
          <table:table-cell ns41:value-type="float" table:style-name="ce67" office:value="347" office:value-type="float">
            <text:p>347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34" office:value-type="float">
            <text:p>34</text:p>
          </table:table-cell>
          <table:table-cell table:formula="of:=SUM([.I8:.K8])" ns41:value-type="float" table:style-name="ce69" office:value-type="float" office:value="523">
            <text:p>523</text:p>
          </table:table-cell>
          <table:table-cell table:formula="of:=SUM([.L8];[.H8])" ns41:value-type="float" table:style-name="ce69" office:value-type="float" office:value="1008">
            <text:p>1008</text:p>
          </table:table-cell>
          <table:table-cell ns41:value-type="float" table:style-name="ce67" office:value="1008" office:value-type="float">
            <text:p>1008</text:p>
          </table:table-cell>
          <table:table-cell table:style-name="ce67" table:number-columns-repeated="3"/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4" office:value-type="float">
            <text:p>64</text:p>
          </table:table-cell>
          <table:table-cell ns41:value-type="float" table:style-name="ce76" office:value="65" office:value-type="float">
            <text:p>65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ce29"/>
          <table:table-cell ns41:value-type="float" table:style-name="ce65" office:value="299" office:value-type="float">
            <text:p>299</text:p>
          </table:table-cell>
          <table:table-cell ns41:value-type="float" table:style-name="ce67" office:value="346" office:value-type="float">
            <text:p>346</text:p>
          </table:table-cell>
          <table:table-cell ns41:value-type="float" table:style-name="ce67" office:value="655" office:value-type="float">
            <text:p>655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29" office:value-type="float">
            <text:p>29</text:p>
          </table:table-cell>
          <table:table-cell table:formula="of:=SUM([.E9:.G9])" ns41:value-type="float" table:style-name="ce70" office:value-type="float" office:value="949">
            <text:p>949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64" office:value-type="float">
            <text:p>64</text:p>
          </table:table-cell>
          <table:table-cell table:formula="of:=SUM([.I9:.K9])" ns41:value-type="float" table:style-name="ce70" office:value-type="float" office:value="901">
            <text:p>901</text:p>
          </table:table-cell>
          <table:table-cell table:formula="of:=SUM([.L9];[.H9])" ns41:value-type="float" table:style-name="ce70" office:value-type="float" office:value="1850">
            <text:p>1850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4" office:value-type="float">
            <text:p>14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ppingedam</text:p>
            <office:annotation>
              <text:p>http://lod.cedar-project.nl/vocab/cedar#isTotal=1</text:p>
              <text:p>http://purl.org/linked-data/sdmx/2009/dimension#refArea=http://www.gemeentegeschiedenis.nl/amco/10886</text:p>
            </office:annotation>
          </table:table-cell>
          <table:table-cell table:style-name="ce29"/>
          <table:table-cell ns41:value-type="float" table:style-name="ce65" office:value="558" office:value-type="float">
            <text:p>558</text:p>
          </table:table-cell>
          <table:table-cell ns41:value-type="float" table:style-name="ce67" office:value="644" office:value-type="float">
            <text:p>644</text:p>
          </table:table-cell>
          <table:table-cell ns41:value-type="float" table:style-name="ce67" office:value="991" office:value-type="float">
            <text:p>991</text:p>
          </table:table-cell>
          <table:table-cell ns41:value-type="float" table:style-name="ce67" office:value="501" office:value-type="float">
            <text:p>501</text:p>
          </table:table-cell>
          <table:table-cell ns41:value-type="float" table:style-name="ce67" office:value="67" office:value-type="float">
            <text:p>67</text:p>
          </table:table-cell>
          <table:table-cell table:formula="of:=SUM([.E10:.G10])" ns41:value-type="float" table:style-name="ce70" office:value-type="float" office:value="1559">
            <text:p>1559</text:p>
          </table:table-cell>
          <table:table-cell ns41:value-type="float" table:style-name="ce67" office:value="1008" office:value-type="float">
            <text:p>1008</text:p>
          </table:table-cell>
          <table:table-cell ns41:value-type="float" table:style-name="ce67" office:value="496" office:value-type="float">
            <text:p>496</text:p>
          </table:table-cell>
          <table:table-cell ns41:value-type="float" table:style-name="ce67" office:value="142" office:value-type="float">
            <text:p>142</text:p>
          </table:table-cell>
          <table:table-cell table:formula="of:=SUM([.I10:.K10])" ns41:value-type="float" table:style-name="ce70" office:value-type="float" office:value="1646">
            <text:p>1646</text:p>
          </table:table-cell>
          <table:table-cell table:formula="of:=SUM([.L10];[.H10])" ns41:value-type="float" table:style-name="ce70" office:value-type="float" office:value="3205">
            <text:p>3205</text:p>
          </table:table-cell>
          <table:table-cell ns41:value-type="float" table:style-name="ce67" office:value="2834" office:value-type="float">
            <text:p>2834</text:p>
          </table:table-cell>
          <table:table-cell ns41:value-type="float" table:style-name="ce67" office:value="274" office:value-type="float">
            <text:p>274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table:style-name="ce29"/>
          <table:table-cell ns41:value-type="float" table:style-name="ce65" office:value="327" office:value-type="float">
            <text:p>327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704" office:value-type="float">
            <text:p>704</text:p>
          </table:table-cell>
          <table:table-cell ns41:value-type="float" table:style-name="ce67" office:value="290" office:value-type="float">
            <text:p>290</text:p>
          </table:table-cell>
          <table:table-cell ns41:value-type="float" table:style-name="ce67" office:value="38" office:value-type="float">
            <text:p>38</text:p>
          </table:table-cell>
          <table:table-cell table:formula="of:=SUM([.E11:.G11])" ns41:value-type="float" table:style-name="ce70" office:value-type="float" office:value="1032">
            <text:p>1032</text:p>
          </table:table-cell>
          <table:table-cell ns41:value-type="float" table:style-name="ce67" office:value="641" office:value-type="float">
            <text:p>641</text:p>
          </table:table-cell>
          <table:table-cell ns41:value-type="float" table:style-name="ce67" office:value="295" office:value-type="float">
            <text:p>295</text:p>
          </table:table-cell>
          <table:table-cell ns41:value-type="float" table:style-name="ce67" office:value="78" office:value-type="float">
            <text:p>78</text:p>
          </table:table-cell>
          <table:table-cell table:formula="of:=SUM([.I11:.K11])" ns41:value-type="float" table:style-name="ce70" office:value-type="float" office:value="1014">
            <text:p>1014</text:p>
          </table:table-cell>
          <table:table-cell table:formula="of:=SUM([.L11];[.H11])" ns41:value-type="float" table:style-name="ce70" office:value-type="float" office:value="2046">
            <text:p>2046</text:p>
          </table:table-cell>
          <table:table-cell ns41:value-type="float" table:style-name="ce67" office:value="2000" office:value-type="float">
            <text:p>2000</text:p>
          </table:table-cell>
          <table:table-cell ns41:value-type="float" table:style-name="ce67" office:value="38" office:value-type="float">
            <text:p>38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table:style-name="ce29"/>
          <table:table-cell ns41:value-type="float" table:style-name="ce65" office:value="500" office:value-type="float">
            <text:p>500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1006" office:value-type="float">
            <text:p>1006</text:p>
          </table:table-cell>
          <table:table-cell ns41:value-type="float" table:style-name="ce67" office:value="449" office:value-type="float">
            <text:p>449</text:p>
          </table:table-cell>
          <table:table-cell ns41:value-type="float" table:style-name="ce67" office:value="52" office:value-type="float">
            <text:p>52</text:p>
          </table:table-cell>
          <table:table-cell table:formula="of:=SUM([.E12:.G12])" ns41:value-type="float" table:style-name="ce70" office:value-type="float" office:value="1507">
            <text:p>1507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457" office:value-type="float">
            <text:p>457</text:p>
          </table:table-cell>
          <table:table-cell ns41:value-type="float" table:style-name="ce67" office:value="95" office:value-type="float">
            <text:p>95</text:p>
          </table:table-cell>
          <table:table-cell table:formula="of:=SUM([.I12:.K12])" ns41:value-type="float" table:style-name="ce70" office:value-type="float" office:value="1522">
            <text:p>1522</text:p>
          </table:table-cell>
          <table:table-cell table:formula="of:=SUM([.L12];[.H12])" ns41:value-type="float" table:style-name="ce70" office:value-type="float" office:value="3029">
            <text:p>3029</text:p>
          </table:table-cell>
          <table:table-cell ns41:value-type="float" table:style-name="ce67" office:value="2717" office:value-type="float">
            <text:p>2717</text:p>
          </table:table-cell>
          <table:table-cell ns41:value-type="float" table:style-name="ce67" office:value="304" office:value-type="float">
            <text:p>304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29"/>
          <table:table-cell ns41:value-type="float" table:style-name="ce65" office:value="411" office:value-type="float">
            <text:p>411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997" office:value-type="float">
            <text:p>997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43" office:value-type="float">
            <text:p>43</text:p>
          </table:table-cell>
          <table:table-cell table:formula="of:=SUM([.E13:.G13])" ns41:value-type="float" table:style-name="ce70" office:value-type="float" office:value="1517">
            <text:p>1517</text:p>
          </table:table-cell>
          <table:table-cell ns41:value-type="float" table:style-name="ce67" office:value="930" office:value-type="float">
            <text:p>930</text:p>
          </table:table-cell>
          <table:table-cell ns41:value-type="float" table:style-name="ce67" office:value="479" office:value-type="float">
            <text:p>479</text:p>
          </table:table-cell>
          <table:table-cell ns41:value-type="float" table:style-name="ce67" office:value="111" office:value-type="float">
            <text:p>111</text:p>
          </table:table-cell>
          <table:table-cell table:formula="of:=SUM([.I13:.K13])" ns41:value-type="float" table:style-name="ce70" office:value-type="float" office:value="1520">
            <text:p>1520</text:p>
          </table:table-cell>
          <table:table-cell table:formula="of:=SUM([.L13];[.H13])" ns41:value-type="float" table:style-name="ce70" office:value-type="float" office:value="3037">
            <text:p>3037</text:p>
          </table:table-cell>
          <table:table-cell ns41:value-type="float" table:style-name="ce67" office:value="2986" office:value-type="float">
            <text:p>2986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19" office:value-type="float">
            <text:p>1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llingewolde</text:p>
            <office:annotation>
              <text:p>http://purl.org/linked-data/sdmx/2009/dimension#refArea=http://www.gemeentegeschiedenis.nl/amco/10340</text:p>
            </office:annotation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859" office:value-type="float">
            <text:p>859</text:p>
          </table:table-cell>
          <table:table-cell ns41:value-type="float" table:style-name="ce67" office:value="447" office:value-type="float">
            <text:p>447</text:p>
          </table:table-cell>
          <table:table-cell ns41:value-type="float" table:style-name="ce67" office:value="49" office:value-type="float">
            <text:p>49</text:p>
          </table:table-cell>
          <table:table-cell table:formula="of:=SUM([.E14:.G14])" ns41:value-type="float" table:style-name="ce70" office:value-type="float" office:value="1355">
            <text:p>1355</text:p>
          </table:table-cell>
          <table:table-cell ns41:value-type="float" table:style-name="ce67" office:value="884" office:value-type="float">
            <text:p>884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109" office:value-type="float">
            <text:p>109</text:p>
          </table:table-cell>
          <table:table-cell table:formula="of:=SUM([.I14:.K14])" ns41:value-type="float" table:style-name="ce70" office:value-type="float" office:value="1429">
            <text:p>1429</text:p>
          </table:table-cell>
          <table:table-cell table:formula="of:=SUM([.L14];[.H14])" ns41:value-type="float" table:style-name="ce70" office:value-type="float" office:value="2784">
            <text:p>2784</text:p>
          </table:table-cell>
          <table:table-cell ns41:value-type="float" table:style-name="ce67" office:value="2724" office:value-type="float">
            <text:p>2724</text:p>
          </table:table-cell>
          <table:table-cell ns41:value-type="float" table:style-name="ce67" office:value="39" office:value-type="float">
            <text:p>39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table:style-name="ce29"/>
          <table:table-cell ns41:value-type="float" table:style-name="ce65" office:value="439" office:value-type="float">
            <text:p>439</text:p>
          </table:table-cell>
          <table:table-cell ns41:value-type="float" table:style-name="ce67" office:value="520" office:value-type="float">
            <text:p>520</text:p>
          </table:table-cell>
          <table:table-cell ns41:value-type="float" table:style-name="ce67" office:value="890" office:value-type="float">
            <text:p>890</text:p>
          </table:table-cell>
          <table:table-cell ns41:value-type="float" table:style-name="ce67" office:value="404" office:value-type="float">
            <text:p>404</text:p>
          </table:table-cell>
          <table:table-cell ns41:value-type="float" table:style-name="ce67" office:value="53" office:value-type="float">
            <text:p>53</text:p>
          </table:table-cell>
          <table:table-cell table:formula="of:=SUM([.E15:.G15])" ns41:value-type="float" table:style-name="ce70" office:value-type="float" office:value="1347">
            <text:p>1347</text:p>
          </table:table-cell>
          <table:table-cell ns41:value-type="float" table:style-name="ce67" office:value="788" office:value-type="float">
            <text:p>788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106" office:value-type="float">
            <text:p>106</text:p>
          </table:table-cell>
          <table:table-cell table:formula="of:=SUM([.I15:.K15])" ns41:value-type="float" table:style-name="ce70" office:value-type="float" office:value="1299">
            <text:p>1299</text:p>
          </table:table-cell>
          <table:table-cell table:formula="of:=SUM([.L15];[.H15])" ns41:value-type="float" table:style-name="ce70" office:value-type="float" office:value="2646">
            <text:p>2646</text:p>
          </table:table-cell>
          <table:table-cell ns41:value-type="float" table:style-name="ce67" office:value="2615" office:value-type="float">
            <text:p>2615</text:p>
          </table:table-cell>
          <table:table-cell ns41:value-type="float" table:style-name="ce67" office:value="31" office:value-type="float">
            <text:p>3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oer (Ten)</text:p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82" office:value-type="float">
            <text:p>682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89" office:value-type="float">
            <text:p>489</text:p>
          </table:table-cell>
          <table:table-cell ns41:value-type="float" table:style-name="ce67" office:value="54" office:value-type="float">
            <text:p>54</text:p>
          </table:table-cell>
          <table:table-cell table:formula="of:=SUM([.E16:.G16])" ns41:value-type="float" table:style-name="ce70" office:value-type="float" office:value="1512">
            <text:p>1512</text:p>
          </table:table-cell>
          <table:table-cell ns41:value-type="float" table:style-name="ce67" office:value="823" office:value-type="float">
            <text:p>823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8" office:value-type="float">
            <text:p>88</text:p>
          </table:table-cell>
          <table:table-cell table:formula="of:=SUM([.I16:.K16])" ns41:value-type="float" table:style-name="ce70" office:value-type="float" office:value="1402">
            <text:p>1402</text:p>
          </table:table-cell>
          <table:table-cell table:formula="of:=SUM([.L16];[.H16])" ns41:value-type="float" table:style-name="ce70" office:value-type="float" office:value="2914">
            <text:p>2914</text:p>
          </table:table-cell>
          <table:table-cell ns41:value-type="float" table:style-name="ce67" office:value="2889" office:value-type="float">
            <text:p>2889</text:p>
          </table:table-cell>
          <table:table-cell ns41:value-type="float" table:style-name="ce67" office:value="15" office:value-type="float">
            <text:p>15</text:p>
          </table:table-cell>
          <table:table-cell ns41:value-type="float" table:style-name="ce67" office:value="10" office:value-type="float">
            <text:p>1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Delfzijl *</text:p>
            <office:annotation>
              <text:p>http://purl.org/linked-data/sdmx/2009/dimension#refArea=http://www.gemeentegeschiedenis.nl/amco/10976</text:p>
            </office:annotation>
          </table:table-cell>
          <table:table-cell table:style-name="ce29"/>
          <table:table-cell ns41:value-type="float" table:style-name="ce65" office:value="622" office:value-type="float">
            <text:p>622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1507" office:value-type="float">
            <text:p>1507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78" office:value-type="float">
            <text:p>78</text:p>
          </table:table-cell>
          <table:table-cell table:formula="of:=SUM([.E17:.G17])" ns41:value-type="float" table:style-name="ce70" office:value-type="float" office:value="2191">
            <text:p>2191</text:p>
          </table:table-cell>
          <table:table-cell ns41:value-type="float" table:style-name="ce67" office:value="1258" office:value-type="float">
            <text:p>1258</text:p>
          </table:table-cell>
          <table:table-cell ns41:value-type="float" table:style-name="ce67" office:value="613" office:value-type="float">
            <text:p>613</text:p>
          </table:table-cell>
          <table:table-cell ns41:value-type="float" table:style-name="ce67" office:value="187" office:value-type="float">
            <text:p>187</text:p>
          </table:table-cell>
          <table:table-cell table:formula="of:=SUM([.I17:.K17])" ns41:value-type="float" table:style-name="ce70" office:value-type="float" office:value="2058">
            <text:p>2058</text:p>
          </table:table-cell>
          <table:table-cell table:formula="of:=SUM([.L17];[.H17])" ns41:value-type="float" table:style-name="ce71" office:value-type="float" office:value="4249">
            <text:p>4249</text:p>
          </table:table-cell>
          <table:table-cell ns41:value-type="float" table:style-name="ce67" office:value="3963" office:value-type="float">
            <text:p>3963</text:p>
          </table:table-cell>
          <table:table-cell ns41:value-type="float" table:style-name="ce67" office:value="182" office:value-type="float">
            <text:p>182</text:p>
          </table:table-cell>
          <table:table-cell ns41:value-type="float" table:style-name="ce67" office:value="101" office:value-type="float">
            <text:p>101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table:style-name="ce29"/>
          <table:table-cell ns41:value-type="float" table:style-name="ce65" office:value="335" office:value-type="float">
            <text:p>335</text:p>
          </table:table-cell>
          <table:table-cell ns41:value-type="float" table:style-name="ce67" office:value="455" office:value-type="float">
            <text:p>455</text:p>
          </table:table-cell>
          <table:table-cell ns41:value-type="float" table:style-name="ce67" office:value="740" office:value-type="float">
            <text:p>740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59" office:value-type="float">
            <text:p>59</text:p>
          </table:table-cell>
          <table:table-cell table:formula="of:=SUM([.E18:.G18])" ns41:value-type="float" table:style-name="ce70" office:value-type="float" office:value="1099">
            <text:p>1099</text:p>
          </table:table-cell>
          <table:table-cell ns41:value-type="float" table:style-name="ce67" office:value="743" office:value-type="float">
            <text:p>743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88" office:value-type="float">
            <text:p>88</text:p>
          </table:table-cell>
          <table:table-cell table:formula="of:=SUM([.I18:.K18])" ns41:value-type="float" table:style-name="ce70" office:value-type="float" office:value="1132">
            <text:p>1132</text:p>
          </table:table-cell>
          <table:table-cell table:formula="of:=SUM([.L18];[.H18])" ns41:value-type="float" table:style-name="ce70" office:value-type="float" office:value="2231">
            <text:p>2231</text:p>
          </table:table-cell>
          <table:table-cell ns41:value-type="float" table:style-name="ce67" office:value="2019" office:value-type="float">
            <text:p>2019</text:p>
          </table:table-cell>
          <table:table-cell ns41:value-type="float" table:style-name="ce67" office:value="181" office:value-type="float">
            <text:p>181</text:p>
          </table:table-cell>
          <table:table-cell ns41:value-type="float" table:style-name="ce67" office:value="31" office:value-type="float">
            <text:p>3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table:style-name="ce29"/>
          <table:table-cell ns41:value-type="float" table:style-name="ce65" office:value="270" office:value-type="float">
            <text:p>270</text:p>
          </table:table-cell>
          <table:table-cell ns41:value-type="float" table:style-name="ce67" office:value="309" office:value-type="float">
            <text:p>309</text:p>
          </table:table-cell>
          <table:table-cell ns41:value-type="float" table:style-name="ce67" office:value="526" office:value-type="float">
            <text:p>526</text:p>
          </table:table-cell>
          <table:table-cell ns41:value-type="float" table:style-name="ce67" office:value="237" office:value-type="float">
            <text:p>237</text:p>
          </table:table-cell>
          <table:table-cell ns41:value-type="float" table:style-name="ce67" office:value="34" office:value-type="float">
            <text:p>34</text:p>
          </table:table-cell>
          <table:table-cell table:formula="of:=SUM([.E19:.G19])" ns41:value-type="float" table:style-name="ce70" office:value-type="float" office:value="797">
            <text:p>797</text:p>
          </table:table-cell>
          <table:table-cell ns41:value-type="float" table:style-name="ce67" office:value="497" office:value-type="float">
            <text:p>497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66" office:value-type="float">
            <text:p>66</text:p>
          </table:table-cell>
          <table:table-cell table:formula="of:=SUM([.I19:.K19])" ns41:value-type="float" table:style-name="ce70" office:value-type="float" office:value="799">
            <text:p>799</text:p>
          </table:table-cell>
          <table:table-cell table:formula="of:=SUM([.L19];[.H19])" ns41:value-type="float" table:style-name="ce70" office:value-type="float" office:value="1596">
            <text:p>1596</text:p>
          </table:table-cell>
          <table:table-cell ns41:value-type="float" table:style-name="ce67" office:value="1583" office:value-type="float">
            <text:p>1583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table:style-name="ce29"/>
          <table:table-cell ns41:value-type="float" table:style-name="ce65" office:value="230" office:value-type="float">
            <text:p>230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69" office:value-type="float">
            <text:p>469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30" office:value-type="float">
            <text:p>30</text:p>
          </table:table-cell>
          <table:table-cell table:formula="of:=SUM([.E20:.G20])" ns41:value-type="float" table:style-name="ce70" office:value-type="float" office:value="749">
            <text:p>749</text:p>
          </table:table-cell>
          <table:table-cell ns41:value-type="float" table:style-name="ce67" office:value="467" office:value-type="float">
            <text:p>467</text:p>
          </table:table-cell>
          <table:table-cell ns41:value-type="float" table:style-name="ce67" office:value="253" office:value-type="float">
            <text:p>253</text:p>
          </table:table-cell>
          <table:table-cell ns41:value-type="float" table:style-name="ce67" office:value="54" office:value-type="float">
            <text:p>54</text:p>
          </table:table-cell>
          <table:table-cell table:formula="of:=SUM([.I20:.K20])" ns41:value-type="float" table:style-name="ce70" office:value-type="float" office:value="774">
            <text:p>774</text:p>
          </table:table-cell>
          <table:table-cell table:formula="of:=SUM([.L20];[.H20])" ns41:value-type="float" table:style-name="ce70" office:value-type="float" office:value="1523">
            <text:p>1523</text:p>
          </table:table-cell>
          <table:table-cell ns41:value-type="float" table:style-name="ce67" office:value="1521" office:value-type="float">
            <text:p>152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table:style-name="ce29"/>
          <table:table-cell ns41:value-type="float" table:style-name="ce65" office:value="596" office:value-type="float">
            <text:p>596</text:p>
          </table:table-cell>
          <table:table-cell ns41:value-type="float" table:style-name="ce67" office:value="619" office:value-type="float">
            <text:p>619</text:p>
          </table:table-cell>
          <table:table-cell ns41:value-type="float" table:style-name="ce67" office:value="907" office:value-type="float">
            <text:p>907</text:p>
          </table:table-cell>
          <table:table-cell ns41:value-type="float" table:style-name="ce67" office:value="460" office:value-type="float">
            <text:p>460</text:p>
          </table:table-cell>
          <table:table-cell ns41:value-type="float" table:style-name="ce67" office:value="78" office:value-type="float">
            <text:p>78</text:p>
          </table:table-cell>
          <table:table-cell table:formula="of:=SUM([.E21:.G21])" ns41:value-type="float" table:style-name="ce70" office:value-type="float" office:value="1445">
            <text:p>1445</text:p>
          </table:table-cell>
          <table:table-cell ns41:value-type="float" table:style-name="ce67" office:value="879" office:value-type="float">
            <text:p>879</text:p>
          </table:table-cell>
          <table:table-cell ns41:value-type="float" table:style-name="ce67" office:value="466" office:value-type="float">
            <text:p>466</text:p>
            <office:annotation>
              <text:p>http://www.w3.org/1999/02/22-rdf-syntax-ns#type=http://www.w3.org/2000/01/rdf-schema#Resource</text:p>
              <text:p>http://bit.ly/cedar-tablink#value=701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95" office:value-type="float">
            <text:p>95</text:p>
          </table:table-cell>
          <table:table-cell table:formula="of:=SUM([.I21:.K21])" ns41:value-type="float" table:style-name="ce70" office:value-type="float" office:value="1440">
            <text:p>1440</text:p>
          </table:table-cell>
          <table:table-cell table:formula="of:=SUM([.L21];[.H21])" ns41:value-type="float" table:style-name="ce70" office:value-type="float" office:value="2885">
            <text:p>2885</text:p>
          </table:table-cell>
          <table:table-cell ns41:value-type="float" table:style-name="ce67" office:value="2878" office:value-type="float">
            <text:p>287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table:style-name="ce29"/>
          <table:table-cell ns41:value-type="float" table:style-name="ce65" office:value="428" office:value-type="float">
            <text:p>428</text:p>
          </table:table-cell>
          <table:table-cell ns41:value-type="float" table:style-name="ce67" office:value="505" office:value-type="float">
            <text:p>505</text:p>
          </table:table-cell>
          <table:table-cell ns41:value-type="float" table:style-name="ce67" office:value="839" office:value-type="float">
            <text:p>839</text:p>
          </table:table-cell>
          <table:table-cell ns41:value-type="float" table:style-name="ce67" office:value="399" office:value-type="float">
            <text:p>399</text:p>
          </table:table-cell>
          <table:table-cell ns41:value-type="float" table:style-name="ce67" office:value="45" office:value-type="float">
            <text:p>45</text:p>
          </table:table-cell>
          <table:table-cell table:formula="of:=SUM([.E22:.G22])" ns41:value-type="float" table:style-name="ce70" office:value-type="float" office:value="1283">
            <text:p>1283</text:p>
          </table:table-cell>
          <table:table-cell ns41:value-type="float" table:style-name="ce67" office:value="824" office:value-type="float">
            <text:p>824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99" office:value-type="float">
            <text:p>99</text:p>
          </table:table-cell>
          <table:table-cell table:formula="of:=SUM([.I22:.K22])" ns41:value-type="float" table:style-name="ce70" office:value-type="float" office:value="1328">
            <text:p>1328</text:p>
          </table:table-cell>
          <table:table-cell table:formula="of:=SUM([.L22];[.H22])" ns41:value-type="float" table:style-name="ce70" office:value-type="float" office:value="2611">
            <text:p>2611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799" office:value-type="float">
            <text:p>799</text:p>
          </table:table-cell>
          <table:table-cell ns41:value-type="float" table:style-name="ce67" office:value="400" office:value-type="float">
            <text:p>400</text:p>
          </table:table-cell>
          <table:table-cell ns41:value-type="float" table:style-name="ce67" office:value="44" office:value-type="float">
            <text:p>44</text:p>
          </table:table-cell>
          <table:table-cell table:formula="of:=SUM([.E23:.G23])" ns41:value-type="float" table:style-name="ce70" office:value-type="float" office:value="1243">
            <text:p>1243</text:p>
          </table:table-cell>
          <table:table-cell ns41:value-type="float" table:style-name="ce67" office:value="749" office:value-type="float">
            <text:p>749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86" office:value-type="float">
            <text:p>86</text:p>
          </table:table-cell>
          <table:table-cell table:formula="of:=SUM([.I23:.K23])" ns41:value-type="float" table:style-name="ce70" office:value-type="float" office:value="1232">
            <text:p>1232</text:p>
          </table:table-cell>
          <table:table-cell table:formula="of:=SUM([.L23];[.H23])" ns41:value-type="float" table:style-name="ce70" office:value-type="float" office:value="2475">
            <text:p>2475</text:p>
          </table:table-cell>
          <table:table-cell ns41:value-type="float" table:style-name="ce67" office:value="2426" office:value-type="float">
            <text:p>2426</text:p>
          </table:table-cell>
          <table:table-cell ns41:value-type="float" table:style-name="ce67" office:value="45" office:value-type="float">
            <text:p>4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ezand</text:p>
            <office:annotation>
              <text:p>http://purl.org/linked-data/sdmx/2009/dimension#refArea=http://www.gemeentegeschiedenis.nl/amco/10410</text:p>
            </office:annotation>
          </table:table-cell>
          <table:table-cell table:style-name="ce29"/>
          <table:table-cell ns41:value-type="float" table:style-name="ce65" office:value="919" office:value-type="float">
            <text:p>919</text:p>
          </table:table-cell>
          <table:table-cell ns41:value-type="float" table:style-name="ce67" office:value="1169" office:value-type="float">
            <text:p>1169</text:p>
          </table:table-cell>
          <table:table-cell ns41:value-type="float" table:style-name="ce67" office:value="1776" office:value-type="float">
            <text:p>1776</text:p>
          </table:table-cell>
          <table:table-cell ns41:value-type="float" table:style-name="ce67" office:value="865" office:value-type="float">
            <text:p>865</text:p>
          </table:table-cell>
          <table:table-cell ns41:value-type="float" table:style-name="ce67" office:value="101" office:value-type="float">
            <text:p>101</text:p>
          </table:table-cell>
          <table:table-cell table:formula="of:=SUM([.E24:.G24])" ns41:value-type="float" table:style-name="ce70" office:value-type="float" office:value="2742">
            <text:p>2742</text:p>
          </table:table-cell>
          <table:table-cell ns41:value-type="float" table:style-name="ce67" office:value="1735" office:value-type="float">
            <text:p>1735</text:p>
          </table:table-cell>
          <table:table-cell ns41:value-type="float" table:style-name="ce67" office:value="871" office:value-type="float">
            <text:p>871</text:p>
          </table:table-cell>
          <table:table-cell ns41:value-type="float" table:style-name="ce67" office:value="226" office:value-type="float">
            <text:p>226</text:p>
          </table:table-cell>
          <table:table-cell table:formula="of:=SUM([.I24:.K24])" ns41:value-type="float" table:style-name="ce70" office:value-type="float" office:value="2832">
            <text:p>2832</text:p>
          </table:table-cell>
          <table:table-cell table:formula="of:=SUM([.L24];[.H24])" ns41:value-type="float" table:style-name="ce70" office:value-type="float" office:value="5574">
            <text:p>5574</text:p>
          </table:table-cell>
          <table:table-cell ns41:value-type="float" table:style-name="ce67" office:value="4757" office:value-type="float">
            <text:p>4757</text:p>
          </table:table-cell>
          <table:table-cell ns41:value-type="float" table:style-name="ce67" office:value="694" office:value-type="float">
            <text:p>694</text:p>
          </table:table-cell>
          <table:table-cell ns41:value-type="float" table:style-name="ce67" office:value="123" office:value-type="float">
            <text:p>12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table:style-name="ce29"/>
          <table:table-cell ns41:value-type="float" table:style-name="ce65" office:value="137" office:value-type="float">
            <text:p>137</text:p>
          </table:table-cell>
          <table:table-cell ns41:value-type="float" table:style-name="ce67" office:value="172" office:value-type="float">
            <text:p>172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12" office:value-type="float">
            <text:p>12</text:p>
          </table:table-cell>
          <table:table-cell table:formula="of:=SUM([.E25:.G25])" ns41:value-type="float" table:style-name="ce70" office:value-type="float" office:value="450">
            <text:p>450</text:p>
          </table:table-cell>
          <table:table-cell ns41:value-type="float" table:style-name="ce67" office:value="307" office:value-type="float">
            <text:p>307</text:p>
          </table:table-cell>
          <table:table-cell ns41:value-type="float" table:style-name="ce67" office:value="132" office:value-type="float">
            <text:p>132</text:p>
          </table:table-cell>
          <table:table-cell ns41:value-type="float" table:style-name="ce67" office:value="23" office:value-type="float">
            <text:p>23</text:p>
          </table:table-cell>
          <table:table-cell table:formula="of:=SUM([.I25:.K25])" ns41:value-type="float" table:style-name="ce70" office:value-type="float" office:value="462">
            <text:p>462</text:p>
          </table:table-cell>
          <table:table-cell table:formula="of:=SUM([.L25];[.H25])" ns41:value-type="float" table:style-name="ce70" office:value-type="float" office:value="912">
            <text:p>912</text:p>
          </table:table-cell>
          <table:table-cell ns41:value-type="float" table:style-name="ce67" office:value="910" office:value-type="float">
            <text:p>910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table:style-name="ce29"/>
          <table:table-cell ns41:value-type="float" table:style-name="ce65" office:value="312" office:value-type="float">
            <text:p>312</text:p>
          </table:table-cell>
          <table:table-cell ns41:value-type="float" table:style-name="ce67" office:value="367" office:value-type="float">
            <text:p>367</text:p>
          </table:table-cell>
          <table:table-cell ns41:value-type="float" table:style-name="ce67" office:value="614" office:value-type="float">
            <text:p>614</text:p>
          </table:table-cell>
          <table:table-cell ns41:value-type="float" table:style-name="ce67" office:value="268" office:value-type="float">
            <text:p>268</text:p>
          </table:table-cell>
          <table:table-cell ns41:value-type="float" table:style-name="ce67" office:value="42" office:value-type="float">
            <text:p>42</text:p>
          </table:table-cell>
          <table:table-cell table:formula="of:=SUM([.E26:.G26])" ns41:value-type="float" table:style-name="ce70" office:value-type="float" office:value="924">
            <text:p>924</text:p>
          </table:table-cell>
          <table:table-cell ns41:value-type="float" table:style-name="ce67" office:value="544" office:value-type="float">
            <text:p>544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71" office:value-type="float">
            <text:p>71</text:p>
          </table:table-cell>
          <table:table-cell table:formula="of:=SUM([.I26:.K26])" ns41:value-type="float" table:style-name="ce70" office:value-type="float" office:value="884">
            <text:p>884</text:p>
          </table:table-cell>
          <table:table-cell table:formula="of:=SUM([.L26];[.H26])" ns41:value-type="float" table:style-name="ce70" office:value-type="float" office:value="1808">
            <text:p>1808</text:p>
          </table:table-cell>
          <table:table-cell ns41:value-type="float" table:style-name="ce67" office:value="1669" office:value-type="float">
            <text:p>1669</text:p>
          </table:table-cell>
          <table:table-cell ns41:value-type="float" table:style-name="ce67" office:value="135" office:value-type="float">
            <text:p>13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table:style-name="ce29"/>
          <table:table-cell ns41:value-type="float" table:style-name="ce65" office:value="229" office:value-type="float">
            <text:p>229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82" office:value-type="float">
            <text:p>582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34" office:value-type="float">
            <text:p>34</text:p>
          </table:table-cell>
          <table:table-cell table:formula="of:=SUM([.E27:.G27])" ns41:value-type="float" table:style-name="ce70" office:value-type="float" office:value="865">
            <text:p>865</text:p>
          </table:table-cell>
          <table:table-cell ns41:value-type="float" table:style-name="ce67" office:value="488" office:value-type="float">
            <text:p>488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4" office:value-type="float">
            <text:p>54</text:p>
          </table:table-cell>
          <table:table-cell table:formula="of:=SUM([.I27:.K27])" ns41:value-type="float" table:style-name="ce70" office:value-type="float" office:value="791">
            <text:p>791</text:p>
          </table:table-cell>
          <table:table-cell table:formula="of:=SUM([.L27];[.H27])" ns41:value-type="float" table:style-name="ce70" office:value-type="float" office:value="1656">
            <text:p>1656</text:p>
          </table:table-cell>
          <table:table-cell ns41:value-type="float" table:style-name="ce67" office:value="1131" office:value-type="float">
            <text:p>1131</text:p>
          </table:table-cell>
          <table:table-cell ns41:value-type="float" table:style-name="ce67" office:value="525" office:value-type="float">
            <text:p>525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k (De)</text:p>
            <office:annotation>
              <text:p>http://purl.org/linked-data/sdmx/2009/dimension#refArea=http://www.gemeentegeschiedenis.nl/amco/10604</text:p>
            </office:annotation>
          </table:table-cell>
          <table:table-cell table:style-name="ce29"/>
          <table:table-cell ns41:value-type="float" table:style-name="ce65" office:value="800" office:value-type="float">
            <text:p>800</text:p>
          </table:table-cell>
          <table:table-cell ns41:value-type="float" table:style-name="ce67" office:value="889" office:value-type="float">
            <text:p>889</text:p>
          </table:table-cell>
          <table:table-cell ns41:value-type="float" table:style-name="ce67" office:value="1414" office:value-type="float">
            <text:p>1414</text:p>
          </table:table-cell>
          <table:table-cell ns41:value-type="float" table:style-name="ce67" office:value="683" office:value-type="float">
            <text:p>683</text:p>
          </table:table-cell>
          <table:table-cell ns41:value-type="float" table:style-name="ce67" office:value="67" office:value-type="float">
            <text:p>67</text:p>
          </table:table-cell>
          <table:table-cell table:formula="of:=SUM([.E28:.G28])" ns41:value-type="float" table:style-name="ce70" office:value-type="float" office:value="2164">
            <text:p>2164</text:p>
          </table:table-cell>
          <table:table-cell ns41:value-type="float" table:style-name="ce67" office:value="1427" office:value-type="float">
            <text:p>1427</text:p>
          </table:table-cell>
          <table:table-cell ns41:value-type="float" table:style-name="ce67" office:value="687" office:value-type="float">
            <text:p>687</text:p>
          </table:table-cell>
          <table:table-cell ns41:value-type="float" table:style-name="ce67" office:value="173" office:value-type="float">
            <text:p>173</text:p>
          </table:table-cell>
          <table:table-cell table:formula="of:=SUM([.I28:.K28])" ns41:value-type="float" table:style-name="ce70" office:value-type="float" office:value="2287">
            <text:p>2287</text:p>
          </table:table-cell>
          <table:table-cell table:formula="of:=SUM([.L28];[.H28])" ns41:value-type="float" table:style-name="ce70" office:value-type="float" office:value="4451">
            <text:p>4451</text:p>
          </table:table-cell>
          <table:table-cell ns41:value-type="float" table:style-name="ce67" office:value="4351" office:value-type="float">
            <text:p>4351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68" office:value-type="float">
            <text:p>6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table:style-name="ce29"/>
          <table:table-cell ns41:value-type="float" table:style-name="ce65" office:value="517" office:value-type="float">
            <text:p>517</text:p>
          </table:table-cell>
          <table:table-cell ns41:value-type="float" table:style-name="ce67" office:value="587" office:value-type="float">
            <text:p>587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42" office:value-type="float">
            <text:p>442</text:p>
          </table:table-cell>
          <table:table-cell ns41:value-type="float" table:style-name="ce67" office:value="53" office:value-type="float">
            <text:p>53</text:p>
          </table:table-cell>
          <table:table-cell table:formula="of:=SUM([.E29:.G29])" ns41:value-type="float" table:style-name="ce70" office:value-type="float" office:value="1464">
            <text:p>1464</text:p>
          </table:table-cell>
          <table:table-cell ns41:value-type="float" table:style-name="ce67" office:value="947" office:value-type="float">
            <text:p>947</text:p>
          </table:table-cell>
          <table:table-cell ns41:value-type="float" table:style-name="ce67" office:value="440" office:value-type="float">
            <text:p>440</text:p>
          </table:table-cell>
          <table:table-cell ns41:value-type="float" table:style-name="ce67" office:value="135" office:value-type="float">
            <text:p>135</text:p>
          </table:table-cell>
          <table:table-cell table:formula="of:=SUM([.I29:.K29])" ns41:value-type="float" table:style-name="ce70" office:value-type="float" office:value="1522">
            <text:p>1522</text:p>
          </table:table-cell>
          <table:table-cell table:formula="of:=SUM([.L29];[.H29])" ns41:value-type="float" table:style-name="ce70" office:value-type="float" office:value="2986">
            <text:p>2986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86" office:value-type="float">
            <text:p>38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table:style-name="ce29"/>
          <table:table-cell ns41:value-type="float" table:style-name="ce65" office:value="319" office:value-type="float">
            <text:p>319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605" office:value-type="float">
            <text:p>605</text:p>
          </table:table-cell>
          <table:table-cell ns41:value-type="float" table:style-name="ce67" office:value="312" office:value-type="float">
            <text:p>312</text:p>
          </table:table-cell>
          <table:table-cell ns41:value-type="float" table:style-name="ce67" office:value="36" office:value-type="float">
            <text:p>36</text:p>
          </table:table-cell>
          <table:table-cell table:formula="of:=SUM([.E30:.G30])" ns41:value-type="float" table:style-name="ce70" office:value-type="float" office:value="953">
            <text:p>953</text:p>
          </table:table-cell>
          <table:table-cell ns41:value-type="float" table:style-name="ce67" office:value="574" office:value-type="float">
            <text:p>574</text:p>
          </table:table-cell>
          <table:table-cell ns41:value-type="float" table:style-name="ce67" office:value="311" office:value-type="float">
            <text:p>311</text:p>
          </table:table-cell>
          <table:table-cell ns41:value-type="float" table:style-name="ce67" office:value="80" office:value-type="float">
            <text:p>80</text:p>
          </table:table-cell>
          <table:table-cell table:formula="of:=SUM([.I30:.K30])" ns41:value-type="float" table:style-name="ce70" office:value-type="float" office:value="965">
            <text:p>965</text:p>
          </table:table-cell>
          <table:table-cell table:formula="of:=SUM([.L30];[.H30])" ns41:value-type="float" table:style-name="ce70" office:value-type="float" office:value="1918">
            <text:p>1918</text:p>
          </table:table-cell>
          <table:table-cell ns41:value-type="float" table:style-name="ce67" office:value="1883" office:value-type="float">
            <text:p>1883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table:style-name="ce29"/>
          <table:table-cell ns41:value-type="float" table:style-name="ce65" office:value="528" office:value-type="float">
            <text:p>528</text:p>
          </table:table-cell>
          <table:table-cell ns41:value-type="float" table:style-name="ce67" office:value="528" office:value-type="float">
            <text:p>528</text:p>
          </table:table-cell>
          <table:table-cell ns41:value-type="float" table:style-name="ce67" office:value="864" office:value-type="float">
            <text:p>864</text:p>
          </table:table-cell>
          <table:table-cell ns41:value-type="float" table:style-name="ce67" office:value="407" office:value-type="float">
            <text:p>407</text:p>
          </table:table-cell>
          <table:table-cell ns41:value-type="float" table:style-name="ce67" office:value="46" office:value-type="float">
            <text:p>46</text:p>
          </table:table-cell>
          <table:table-cell table:formula="of:=SUM([.E31:.G31])" ns41:value-type="float" table:style-name="ce70" office:value-type="float" office:value="1317">
            <text:p>1317</text:p>
          </table:table-cell>
          <table:table-cell ns41:value-type="float" table:style-name="ce67" office:value="904" office:value-type="float">
            <text:p>904</text:p>
          </table:table-cell>
          <table:table-cell ns41:value-type="float" table:style-name="ce67" office:value="413" office:value-type="float">
            <text:p>413</text:p>
          </table:table-cell>
          <table:table-cell ns41:value-type="float" table:style-name="ce67" office:value="99" office:value-type="float">
            <text:p>99</text:p>
          </table:table-cell>
          <table:table-cell table:formula="of:=SUM([.I31:.K31])" ns41:value-type="float" table:style-name="ce70" office:value-type="float" office:value="1416">
            <text:p>1416</text:p>
          </table:table-cell>
          <table:table-cell table:formula="of:=SUM([.L31];[.H31])" ns41:value-type="float" table:style-name="ce70" office:value-type="float" office:value="2733">
            <text:p>2733</text:p>
          </table:table-cell>
          <table:table-cell ns41:value-type="float" table:style-name="ce67" office:value="2732" office:value-type="float">
            <text:p>273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table:style-name="ce62"/>
          <table:table-cell ns41:value-type="float" table:style-name="ce65" office:value="207" office:value-type="float">
            <text:p>207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27" office:value-type="float">
            <text:p>27</text:p>
          </table:table-cell>
          <table:table-cell table:formula="of:=SUM([.E32:.G32])" ns41:value-type="float" table:style-name="ce70" office:value-type="float" office:value="586">
            <text:p>586</text:p>
          </table:table-cell>
          <table:table-cell ns41:value-type="float" table:style-name="ce67" office:value="352" office:value-type="float">
            <text:p>352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52" office:value-type="float">
            <text:p>52</text:p>
          </table:table-cell>
          <table:table-cell table:formula="of:=SUM([.I32:.K32])" ns41:value-type="float" table:style-name="ce70" office:value-type="float" office:value="588">
            <text:p>588</text:p>
          </table:table-cell>
          <table:table-cell table:formula="of:=SUM([.L32];[.H32])" ns41:value-type="float" table:style-name="ce70" office:value-type="float" office:value="1174">
            <text:p>1174</text:p>
          </table:table-cell>
          <table:table-cell ns41:value-type="float" table:style-name="ce67" office:value="1140" office:value-type="float">
            <text:p>1140</text:p>
          </table:table-cell>
          <table:table-cell ns41:value-type="float" table:style-name="ce67" office:value="34" office:value-type="float">
            <text:p>3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table:style-name="ce62"/>
          <table:table-cell ns41:value-type="float" table:style-name="ce65" office:value="267" office:value-type="float">
            <text:p>267</text:p>
          </table:table-cell>
          <table:table-cell ns41:value-type="float" table:style-name="ce67" office:value="350" office:value-type="float">
            <text:p>350</text:p>
          </table:table-cell>
          <table:table-cell ns41:value-type="float" table:style-name="ce67" office:value="506" office:value-type="float">
            <text:p>506</text:p>
          </table:table-cell>
          <table:table-cell ns41:value-type="float" table:style-name="ce67" office:value="244" office:value-type="float">
            <text:p>244</text:p>
          </table:table-cell>
          <table:table-cell ns41:value-type="float" table:style-name="ce67" office:value="40" office:value-type="float">
            <text:p>40</text:p>
          </table:table-cell>
          <table:table-cell table:formula="of:=SUM([.E33:.G33])" ns41:value-type="float" table:style-name="ce70" office:value-type="float" office:value="790">
            <text:p>790</text:p>
          </table:table-cell>
          <table:table-cell ns41:value-type="float" table:style-name="ce67" office:value="519" office:value-type="float">
            <text:p>519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69" office:value-type="float">
            <text:p>69</text:p>
          </table:table-cell>
          <table:table-cell table:formula="of:=SUM([.I33:.K33])" ns41:value-type="float" table:style-name="ce70" office:value-type="float" office:value="830">
            <text:p>830</text:p>
          </table:table-cell>
          <table:table-cell table:formula="of:=SUM([.L33];[.H33])" ns41:value-type="float" table:style-name="ce70" office:value-type="float" office:value="1620">
            <text:p>1620</text:p>
          </table:table-cell>
          <table:table-cell ns41:value-type="float" table:style-name="ce67" office:value="1591" office:value-type="float">
            <text:p>159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wolde</text:p>
            <office:annotation>
              <text:p>http://purl.org/linked-data/sdmx/2009/dimension#refArea=http://www.gemeentegeschiedenis.nl/amco/10356</text:p>
            </office:annotation>
          </table:table-cell>
          <table:table-cell table:style-name="ce62"/>
          <table:table-cell ns41:value-type="float" table:style-name="ce65" office:value="398" office:value-type="float">
            <text:p>398</text:p>
          </table:table-cell>
          <table:table-cell ns41:value-type="float" table:style-name="ce67" office:value="525" office:value-type="float">
            <text:p>525</text:p>
          </table:table-cell>
          <table:table-cell ns41:value-type="float" table:style-name="ce67" office:value="881" office:value-type="float">
            <text:p>881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49" office:value-type="float">
            <text:p>49</text:p>
          </table:table-cell>
          <table:table-cell table:formula="of:=SUM([.E34:.G34])" ns41:value-type="float" table:style-name="ce70" office:value-type="float" office:value="1357">
            <text:p>1357</text:p>
          </table:table-cell>
          <table:table-cell ns41:value-type="float" table:style-name="ce67" office:value="855" office:value-type="float">
            <text:p>855</text:p>
          </table:table-cell>
          <table:table-cell ns41:value-type="float" table:style-name="ce67" office:value="428" office:value-type="float">
            <text:p>428</text:p>
          </table:table-cell>
          <table:table-cell ns41:value-type="float" table:style-name="ce67" office:value="90" office:value-type="float">
            <text:p>90</text:p>
          </table:table-cell>
          <table:table-cell table:formula="of:=SUM([.I34:.K34])" ns41:value-type="float" table:style-name="ce70" office:value-type="float" office:value="1373">
            <text:p>1373</text:p>
          </table:table-cell>
          <table:table-cell table:formula="of:=SUM([.L34];[.H34])" ns41:value-type="float" table:style-name="ce70" office:value-type="float" office:value="2730">
            <text:p>2730</text:p>
          </table:table-cell>
          <table:table-cell ns41:value-type="float" table:style-name="ce67" office:value="2706" office:value-type="float">
            <text:p>2706</text:p>
          </table:table-cell>
          <table:table-cell ns41:value-type="float" office:value="12" table:style-name="ce67" table:number-columns-repeated="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table:style-name="ce62"/>
          <table:table-cell ns41:value-type="float" table:style-name="ce65" office:value="370" office:value-type="float">
            <text:p>370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568" office:value-type="float">
            <text:p>568</text:p>
          </table:table-cell>
          <table:table-cell ns41:value-type="float" table:style-name="ce67" office:value="298" office:value-type="float">
            <text:p>298</text:p>
          </table:table-cell>
          <table:table-cell ns41:value-type="float" table:style-name="ce67" office:value="34" office:value-type="float">
            <text:p>34</text:p>
          </table:table-cell>
          <table:table-cell table:formula="of:=SUM([.E35:.G35])" ns41:value-type="float" table:style-name="ce70" office:value-type="float" office:value="900">
            <text:p>900</text:p>
          </table:table-cell>
          <table:table-cell ns41:value-type="float" table:style-name="ce67" office:value="576" office:value-type="float">
            <text:p>576</text:p>
          </table:table-cell>
          <table:table-cell ns41:value-type="float" table:style-name="ce67" office:value="296" office:value-type="float">
            <text:p>296</text:p>
          </table:table-cell>
          <table:table-cell ns41:value-type="float" table:style-name="ce67" office:value="94" office:value-type="float">
            <text:p>94</text:p>
          </table:table-cell>
          <table:table-cell table:formula="of:=SUM([.I35:.K35])" ns41:value-type="float" table:style-name="ce70" office:value-type="float" office:value="966">
            <text:p>966</text:p>
          </table:table-cell>
          <table:table-cell table:formula="of:=SUM([.L35];[.H35])" ns41:value-type="float" table:style-name="ce70" office:value-type="float" office:value="1866">
            <text:p>1866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Pekel A</text:p>
            <office:annotation>
              <text:p>http://purl.org/linked-data/sdmx/2009/dimension#refArea=http://www.gemeentegeschiedenis.nl/amco/10950</text:p>
            </office:annotation>
          </table:table-cell>
          <table:table-cell table:style-name="ce29"/>
          <table:table-cell ns41:value-type="float" table:style-name="ce65" office:value="610" office:value-type="float">
            <text:p>610</text:p>
          </table:table-cell>
          <table:table-cell ns41:value-type="float" table:style-name="ce67" office:value="725" office:value-type="float">
            <text:p>725</text:p>
          </table:table-cell>
          <table:table-cell ns41:value-type="float" table:style-name="ce67" office:value="1235" office:value-type="float">
            <text:p>1235</text:p>
          </table:table-cell>
          <table:table-cell ns41:value-type="float" table:style-name="ce67" office:value="631" office:value-type="float">
            <text:p>631</text:p>
          </table:table-cell>
          <table:table-cell ns41:value-type="float" table:style-name="ce67" office:value="71" office:value-type="float">
            <text:p>71</text:p>
          </table:table-cell>
          <table:table-cell table:formula="of:=SUM([.E36:.G36])" ns41:value-type="float" table:style-name="ce70" office:value-type="float" office:value="1937">
            <text:p>1937</text:p>
          </table:table-cell>
          <table:table-cell ns41:value-type="float" table:style-name="ce67" office:value="1102" office:value-type="float">
            <text:p>1102</text:p>
          </table:table-cell>
          <table:table-cell ns41:value-type="float" table:style-name="ce67" office:value="625" office:value-type="float">
            <text:p>625</text:p>
          </table:table-cell>
          <table:table-cell ns41:value-type="float" table:style-name="ce67" office:value="186" office:value-type="float">
            <text:p>186</text:p>
          </table:table-cell>
          <table:table-cell table:formula="of:=SUM([.I36:.K36])" ns41:value-type="float" table:style-name="ce70" office:value-type="float" office:value="1913">
            <text:p>1913</text:p>
          </table:table-cell>
          <table:table-cell table:formula="of:=SUM([.L36];[.H36])" ns41:value-type="float" table:style-name="ce70" office:value-type="float" office:value="3850">
            <text:p>3850</text:p>
          </table:table-cell>
          <table:table-cell ns41:value-type="float" table:style-name="ce67" office:value="3393" office:value-type="float">
            <text:p>3393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Schans</text:p>
            <office:annotation>
              <text:p>http://purl.org/linked-data/sdmx/2009/dimension#refArea=http://www.gemeentegeschiedenis.nl/amco/10008</text:p>
            </office:annotation>
          </table:table-cell>
          <table:table-cell table:style-name="ce29"/>
          <table:table-cell ns41:value-type="float" table:style-name="ce65" office:value="139" office:value-type="float">
            <text:p>139</text:p>
          </table:table-cell>
          <table:table-cell ns41:value-type="float" table:style-name="ce67" office:value="200" office:value-type="float">
            <text:p>200</text:p>
          </table:table-cell>
          <table:table-cell ns41:value-type="float" table:style-name="ce67" office:value="285" office:value-type="float">
            <text:p>285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15" office:value-type="float">
            <text:p>15</text:p>
          </table:table-cell>
          <table:table-cell table:formula="of:=SUM([.E37:.G37])" ns41:value-type="float" table:style-name="ce70" office:value-type="float" office:value="452">
            <text:p>452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144" office:value-type="float">
            <text:p>144</text:p>
          </table:table-cell>
          <table:table-cell ns41:value-type="float" table:style-name="ce67" office:value="39" office:value-type="float">
            <text:p>39</text:p>
          </table:table-cell>
          <table:table-cell table:formula="of:=SUM([.I37:.K37])" ns41:value-type="float" table:style-name="ce70" office:value-type="float" office:value="433">
            <text:p>433</text:p>
          </table:table-cell>
          <table:table-cell table:formula="of:=SUM([.L37];[.H37])" ns41:value-type="float" table:style-name="ce70" office:value-type="float" office:value="885">
            <text:p>885</text:p>
          </table:table-cell>
          <table:table-cell ns41:value-type="float" table:style-name="ce67" office:value="830" office:value-type="float">
            <text:p>830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41" office:value-type="float">
            <text:p>4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olde</text:p>
            <office:annotation>
              <text:p>http://purl.org/linked-data/sdmx/2009/dimension#refArea=http://www.gemeentegeschiedenis.nl/amco/10126</text:p>
            </office:annotation>
          </table:table-cell>
          <table:table-cell table:style-name="ce29"/>
          <table:table-cell ns41:value-type="float" table:style-name="ce65" office:value="227" office:value-type="float">
            <text:p>227</text:p>
          </table:table-cell>
          <table:table-cell ns41:value-type="float" table:style-name="ce67" office:value="320" office:value-type="float">
            <text:p>320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35" office:value-type="float">
            <text:p>35</text:p>
          </table:table-cell>
          <table:table-cell table:formula="of:=SUM([.E38:.G38])" ns41:value-type="float" table:style-name="ce70" office:value-type="float" office:value="834">
            <text:p>834</text:p>
          </table:table-cell>
          <table:table-cell ns41:value-type="float" table:style-name="ce67" office:value="483" office:value-type="float">
            <text:p>483</text:p>
          </table:table-cell>
          <table:table-cell ns41:value-type="float" table:style-name="ce67" office:value="256" office:value-type="float">
            <text:p>256</text:p>
          </table:table-cell>
          <table:table-cell ns41:value-type="float" table:style-name="ce67" office:value="61" office:value-type="float">
            <text:p>61</text:p>
          </table:table-cell>
          <table:table-cell table:formula="of:=SUM([.I38:.K38])" ns41:value-type="float" table:style-name="ce70" office:value-type="float" office:value="800">
            <text:p>800</text:p>
          </table:table-cell>
          <table:table-cell table:formula="of:=SUM([.L38];[.H38])" ns41:value-type="float" table:style-name="ce70" office:value-type="float" office:value="1634">
            <text:p>1634</text:p>
          </table:table-cell>
          <table:table-cell ns41:value-type="float" table:style-name="ce67" office:value="1621" office:value-type="float">
            <text:p>1621</text:p>
          </table:table-cell>
          <table:table-cell table:style-name="ce67"/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table:style-name="ce29"/>
          <table:table-cell ns41:value-type="float" table:style-name="ce65" office:value="317" office:value-type="float">
            <text:p>317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28" office:value-type="float">
            <text:p>28</text:p>
          </table:table-cell>
          <table:table-cell table:formula="of:=SUM([.E39:.G39])" ns41:value-type="float" table:style-name="ce70" office:value-type="float" office:value="908">
            <text:p>908</text:p>
          </table:table-cell>
          <table:table-cell ns41:value-type="float" table:style-name="ce67" office:value="577" office:value-type="float">
            <text:p>577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78" office:value-type="float">
            <text:p>78</text:p>
          </table:table-cell>
          <table:table-cell table:formula="of:=SUM([.I39:.K39])" ns41:value-type="float" table:style-name="ce70" office:value-type="float" office:value="965">
            <text:p>965</text:p>
          </table:table-cell>
          <table:table-cell table:formula="of:=SUM([.L39];[.H39])" ns41:value-type="float" table:style-name="ce70" office:value-type="float" office:value="1873">
            <text:p>1873</text:p>
          </table:table-cell>
          <table:table-cell ns41:value-type="float" table:style-name="ce67" office:value="1838" office:value-type="float">
            <text:p>1838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16" office:value-type="float">
            <text:p>16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table:style-name="ce29"/>
          <table:table-cell ns41:value-type="float" table:style-name="ce65" office:value="159" office:value-type="float">
            <text:p>159</text:p>
          </table:table-cell>
          <table:table-cell ns41:value-type="float" table:style-name="ce67" office:value="189" office:value-type="float">
            <text:p>189</text:p>
          </table:table-cell>
          <table:table-cell ns41:value-type="float" table:style-name="ce67" office:value="348" office:value-type="float">
            <text:p>348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24" office:value-type="float">
            <text:p>24</text:p>
          </table:table-cell>
          <table:table-cell table:formula="of:=SUM([.E40:.G40])" ns41:value-type="float" table:style-name="ce70" office:value-type="float" office:value="519">
            <text:p>519</text:p>
          </table:table-cell>
          <table:table-cell ns41:value-type="float" table:style-name="ce67" office:value="303" office:value-type="float">
            <text:p>303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30" office:value-type="float">
            <text:p>30</text:p>
          </table:table-cell>
          <table:table-cell table:formula="of:=SUM([.I40:.K40])" ns41:value-type="float" table:style-name="ce70" office:value-type="float" office:value="480">
            <text:p>480</text:p>
          </table:table-cell>
          <table:table-cell table:formula="of:=SUM([.L40];[.H40])" ns41:value-type="float" table:style-name="ce70" office:value-type="float" office:value="999">
            <text:p>999</text:p>
          </table:table-cell>
          <table:table-cell ns41:value-type="float" table:style-name="ce67" office:value="945" office:value-type="float">
            <text:p>945</text:p>
          </table:table-cell>
          <table:table-cell ns41:value-type="float" table:style-name="ce67" office:value="54" office:value-type="float">
            <text:p>5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table:style-name="ce29"/>
          <table:table-cell ns41:value-type="float" table:style-name="ce65" office:value="329" office:value-type="float">
            <text:p>329</text:p>
          </table:table-cell>
          <table:table-cell ns41:value-type="float" table:style-name="ce67" office:value="406" office:value-type="float">
            <text:p>406</text:p>
          </table:table-cell>
          <table:table-cell ns41:value-type="float" table:style-name="ce67" office:value="737" office:value-type="float">
            <text:p>737</text:p>
          </table:table-cell>
          <table:table-cell ns41:value-type="float" table:style-name="ce67" office:value="329" office:value-type="float">
            <text:p>329</text:p>
          </table:table-cell>
          <table:table-cell ns41:value-type="float" table:style-name="ce67" office:value="24" office:value-type="float">
            <text:p>24</text:p>
          </table:table-cell>
          <table:table-cell table:formula="of:=SUM([.E41:.G41])" ns41:value-type="float" table:style-name="ce70" office:value-type="float" office:value="1090">
            <text:p>1090</text:p>
          </table:table-cell>
          <table:table-cell ns41:value-type="float" table:style-name="ce67" office:value="664" office:value-type="float">
            <text:p>664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64" office:value-type="float">
            <text:p>64</text:p>
          </table:table-cell>
          <table:table-cell table:formula="of:=SUM([.I41:.K41])" ns41:value-type="float" table:style-name="ce70" office:value-type="float" office:value="1055">
            <text:p>1055</text:p>
          </table:table-cell>
          <table:table-cell table:formula="of:=SUM([.L41];[.H41])" ns41:value-type="float" table:style-name="ce70" office:value-type="float" office:value="2145">
            <text:p>2145</text:p>
          </table:table-cell>
          <table:table-cell ns41:value-type="float" table:style-name="ce67" office:value="2133" office:value-type="float">
            <text:p>213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table:style-name="ce29"/>
          <table:table-cell ns41:value-type="float" table:style-name="ce65" office:value="172" office:value-type="float">
            <text:p>172</text:p>
          </table:table-cell>
          <table:table-cell ns41:value-type="float" table:style-name="ce67" office:value="186" office:value-type="float">
            <text:p>186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50" office:value-type="float">
            <text:p>150</text:p>
          </table:table-cell>
          <table:table-cell ns41:value-type="float" table:style-name="ce67" office:value="24" office:value-type="float">
            <text:p>24</text:p>
          </table:table-cell>
          <table:table-cell table:formula="of:=SUM([.E42:.G42])" ns41:value-type="float" table:style-name="ce70" office:value-type="float" office:value="497">
            <text:p>497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39" office:value-type="float">
            <text:p>39</text:p>
          </table:table-cell>
          <table:table-cell table:formula="of:=SUM([.I42:.K42])" ns41:value-type="float" table:style-name="ce70" office:value-type="float" office:value="491">
            <text:p>491</text:p>
          </table:table-cell>
          <table:table-cell table:formula="of:=SUM([.L42];[.H42])" ns41:value-type="float" table:style-name="ce70" office:value-type="float" office:value="988">
            <text:p>988</text:p>
          </table:table-cell>
          <table:table-cell ns41:value-type="float" table:style-name="ce67" office:value="988" office:value-type="float">
            <text:p>988</text:p>
          </table:table-cell>
          <table:table-cell table:style-name="ce67" table:number-columns-repeated="3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nstwedde </text:p>
            <office:annotation>
              <text:p>http://purl.org/linked-data/sdmx/2009/dimension#refArea=http://www.gemeentegeschiedenis.nl/amco/10610</text:p>
            </office:annotation>
          </table:table-cell>
          <table:table-cell table:style-name="ce29"/>
          <table:table-cell ns41:value-type="float" table:style-name="ce65" office:value="353" office:value-type="float">
            <text:p>353</text:p>
          </table:table-cell>
          <table:table-cell ns41:value-type="float" table:style-name="ce67" office:value="398" office:value-type="float">
            <text:p>398</text:p>
          </table:table-cell>
          <table:table-cell ns41:value-type="float" table:style-name="ce67" office:value="813" office:value-type="float">
            <text:p>813</text:p>
          </table:table-cell>
          <table:table-cell ns41:value-type="float" table:style-name="ce67" office:value="358" office:value-type="float">
            <text:p>358</text:p>
          </table:table-cell>
          <table:table-cell ns41:value-type="float" table:style-name="ce67" office:value="45" office:value-type="float">
            <text:p>45</text:p>
          </table:table-cell>
          <table:table-cell table:formula="of:=SUM([.E43:.G43])" ns41:value-type="float" table:style-name="ce70" office:value-type="float" office:value="1216">
            <text:p>1216</text:p>
          </table:table-cell>
          <table:table-cell ns41:value-type="float" table:style-name="ce67" office:value="659" office:value-type="float">
            <text:p>659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72" office:value-type="float">
            <text:p>72</text:p>
          </table:table-cell>
          <table:table-cell table:formula="of:=SUM([.I43:.K43])" ns41:value-type="float" table:style-name="ce70" office:value-type="float" office:value="1091">
            <text:p>1091</text:p>
          </table:table-cell>
          <table:table-cell table:formula="of:=SUM([.L43];[.H43])" ns41:value-type="float" table:style-name="ce70" office:value-type="float" office:value="2307">
            <text:p>2307</text:p>
          </table:table-cell>
          <table:table-cell ns41:value-type="float" table:style-name="ce67" office:value="2151" office:value-type="float">
            <text:p>2151</text:p>
          </table:table-cell>
          <table:table-cell ns41:value-type="float" table:style-name="ce67" office:value="145" office:value-type="float">
            <text:p>145</text:p>
          </table:table-cell>
          <table:table-cell ns41:value-type="float" table:style-name="ce67" office:value="11" office:value-type="float">
            <text:p>1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ude Pekel A</text:p>
            <office:annotation>
              <text:p>http://purl.org/linked-data/sdmx/2009/dimension#refArea=http://www.gemeentegeschiedenis.nl/amco/10848</text:p>
            </office:annotation>
          </table:table-cell>
          <table:table-cell table:style-name="ce29"/>
          <table:table-cell ns41:value-type="float" table:style-name="ce65" office:value="584" office:value-type="float">
            <text:p>584</text:p>
          </table:table-cell>
          <table:table-cell ns41:value-type="float" table:style-name="ce67" office:value="863" office:value-type="float">
            <text:p>863</text:p>
          </table:table-cell>
          <table:table-cell ns41:value-type="float" table:style-name="ce67" office:value="1138" office:value-type="float">
            <text:p>1138</text:p>
          </table:table-cell>
          <table:table-cell ns41:value-type="float" table:style-name="ce67" office:value="624" office:value-type="float">
            <text:p>624</text:p>
          </table:table-cell>
          <table:table-cell ns41:value-type="float" table:style-name="ce67" office:value="59" office:value-type="float">
            <text:p>59</text:p>
          </table:table-cell>
          <table:table-cell table:formula="of:=SUM([.E44:.G44])" ns41:value-type="float" table:style-name="ce70" office:value-type="float" office:value="1821">
            <text:p>1821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627" office:value-type="float">
            <text:p>627</text:p>
          </table:table-cell>
          <table:table-cell ns41:value-type="float" table:style-name="ce67" office:value="220" office:value-type="float">
            <text:p>220</text:p>
          </table:table-cell>
          <table:table-cell table:formula="of:=SUM([.I44:.K44])" ns41:value-type="float" table:style-name="ce70" office:value-type="float" office:value="2022">
            <text:p>2022</text:p>
          </table:table-cell>
          <table:table-cell table:formula="of:=SUM([.L44];[.H44])" ns41:value-type="float" table:style-name="ce70" office:value-type="float" office:value="3843">
            <text:p>3843</text:p>
          </table:table-cell>
          <table:table-cell ns41:value-type="float" table:style-name="ce67" office:value="3157" office:value-type="float">
            <text:p>3157</text:p>
          </table:table-cell>
          <table:table-cell ns41:value-type="float" table:style-name="ce67" office:value="439" office:value-type="float">
            <text:p>439</text:p>
          </table:table-cell>
          <table:table-cell ns41:value-type="float" table:style-name="ce67" office:value="247" office:value-type="float">
            <text:p>24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appemeer</text:p>
            <office:annotation>
              <text:p>http://purl.org/linked-data/sdmx/2009/dimension#refArea=http://www.gemeentegeschiedenis.nl/amco/10080</text:p>
            </office:annotation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36" office:value-type="float">
            <text:p>636</text:p>
          </table:table-cell>
          <table:table-cell ns41:value-type="float" table:style-name="ce67" office:value="927" office:value-type="float">
            <text:p>927</text:p>
          </table:table-cell>
          <table:table-cell ns41:value-type="float" table:style-name="ce67" office:value="437" office:value-type="float">
            <text:p>437</text:p>
          </table:table-cell>
          <table:table-cell ns41:value-type="float" table:style-name="ce67" office:value="58" office:value-type="float">
            <text:p>58</text:p>
          </table:table-cell>
          <table:table-cell table:formula="of:=SUM([.E45:.G45])" ns41:value-type="float" table:style-name="ce70" office:value-type="float" office:value="1422">
            <text:p>1422</text:p>
          </table:table-cell>
          <table:table-cell ns41:value-type="float" table:style-name="ce67" office:value="915" office:value-type="float">
            <text:p>915</text:p>
          </table:table-cell>
          <table:table-cell ns41:value-type="float" table:style-name="ce67" office:value="441" office:value-type="float">
            <text:p>441</text:p>
          </table:table-cell>
          <table:table-cell ns41:value-type="float" table:style-name="ce67" office:value="147" office:value-type="float">
            <text:p>147</text:p>
          </table:table-cell>
          <table:table-cell table:formula="of:=SUM([.I45:.K45])" ns41:value-type="float" table:style-name="ce70" office:value-type="float" office:value="1503">
            <text:p>1503</text:p>
          </table:table-cell>
          <table:table-cell table:formula="of:=SUM([.L45];[.H45])" ns41:value-type="float" table:style-name="ce70" office:value-type="float" office:value="2925">
            <text:p>2925</text:p>
          </table:table-cell>
          <table:table-cell ns41:value-type="float" table:style-name="ce67" office:value="2386" office:value-type="float">
            <text:p>2386</text:p>
          </table:table-cell>
          <table:table-cell ns41:value-type="float" table:style-name="ce67" office:value="485" office:value-type="float">
            <text:p>485</text:p>
          </table:table-cell>
          <table:table-cell ns41:value-type="float" table:style-name="ce67" office:value="53" office:value-type="float">
            <text:p>5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table:style-name="ce29"/>
          <table:table-cell ns41:value-type="float" table:style-name="ce65" office:value="531" office:value-type="float">
            <text:p>531</text:p>
          </table:table-cell>
          <table:table-cell ns41:value-type="float" table:style-name="ce67" office:value="711" office:value-type="float">
            <text:p>711</text:p>
          </table:table-cell>
          <table:table-cell ns41:value-type="float" table:style-name="ce67" office:value="1032" office:value-type="float">
            <text:p>1032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48" office:value-type="float">
            <text:p>48</text:p>
          </table:table-cell>
          <table:table-cell table:formula="of:=SUM([.E46:.G46])" ns41:value-type="float" table:style-name="ce70" office:value-type="float" office:value="1633">
            <text:p>1633</text:p>
          </table:table-cell>
          <table:table-cell ns41:value-type="float" table:style-name="ce67" office:value="1110" office:value-type="float">
            <text:p>1110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143" office:value-type="float">
            <text:p>143</text:p>
          </table:table-cell>
          <table:table-cell table:formula="of:=SUM([.I46:.K46])" ns41:value-type="float" table:style-name="ce70" office:value-type="float" office:value="1806">
            <text:p>1806</text:p>
          </table:table-cell>
          <table:table-cell table:formula="of:=SUM([.L46];[.H46])" ns41:value-type="float" table:style-name="ce70" office:value-type="float" office:value="3439">
            <text:p>3439</text:p>
          </table:table-cell>
          <table:table-cell ns41:value-type="float" table:style-name="ce67" office:value="3355" office:value-type="float">
            <text:p>3355</text:p>
          </table:table-cell>
          <table:table-cell ns41:value-type="float" table:style-name="ce67" office:value="54" office:value-type="float">
            <text:p>54</text:p>
          </table:table-cell>
          <table:table-cell ns41:value-type="float" table:style-name="ce67" office:value="24" office:value-type="float">
            <text:p>2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table:style-name="ce29"/>
          <table:table-cell ns41:value-type="float" table:style-name="ce65" office:value="1114" office:value-type="float">
            <text:p>1114</text:p>
          </table:table-cell>
          <table:table-cell ns41:value-type="float" table:style-name="ce67" office:value="1338" office:value-type="float">
            <text:p>1338</text:p>
          </table:table-cell>
          <table:table-cell ns41:value-type="float" table:style-name="ce67" office:value="1919" office:value-type="float">
            <text:p>1919</text:p>
          </table:table-cell>
          <table:table-cell ns41:value-type="float" table:style-name="ce67" office:value="980" office:value-type="float">
            <text:p>980</text:p>
          </table:table-cell>
          <table:table-cell ns41:value-type="float" table:style-name="ce67" office:value="131" office:value-type="float">
            <text:p>131</text:p>
          </table:table-cell>
          <table:table-cell table:formula="of:=SUM([.E47:.G47])" ns41:value-type="float" table:style-name="ce70" office:value-type="float" office:value="3030">
            <text:p>3030</text:p>
          </table:table-cell>
          <table:table-cell ns41:value-type="float" table:style-name="ce67" office:value="1834" office:value-type="float">
            <text:p>1834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218" office:value-type="float">
            <text:p>218</text:p>
          </table:table-cell>
          <table:table-cell table:formula="of:=SUM([.I47:.K47])" ns41:value-type="float" table:style-name="ce70" office:value-type="float" office:value="3022">
            <text:p>3022</text:p>
          </table:table-cell>
          <table:table-cell table:formula="of:=SUM([.L47];[.H47])" ns41:value-type="float" table:style-name="ce70" office:value-type="float" office:value="6052">
            <text:p>6052</text:p>
          </table:table-cell>
          <table:table-cell ns41:value-type="float" table:style-name="ce67" office:value="5893" office:value-type="float">
            <text:p>5893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table:style-name="ce29"/>
          <table:table-cell ns41:value-type="float" table:style-name="ce65" office:value="237" office:value-type="float">
            <text:p>237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25" office:value-type="float">
            <text:p>25</text:p>
          </table:table-cell>
          <table:table-cell table:formula="of:=SUM([.E48:.G48])" ns41:value-type="float" table:style-name="ce70" office:value-type="float" office:value="730">
            <text:p>730</text:p>
          </table:table-cell>
          <table:table-cell ns41:value-type="float" table:style-name="ce67" office:value="494" office:value-type="float">
            <text:p>494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49" office:value-type="float">
            <text:p>49</text:p>
          </table:table-cell>
          <table:table-cell table:formula="of:=SUM([.I48:.K48])" ns41:value-type="float" table:style-name="ce70" office:value-type="float" office:value="800">
            <text:p>800</text:p>
          </table:table-cell>
          <table:table-cell table:formula="of:=SUM([.L48];[.H48])" ns41:value-type="float" table:style-name="ce70" office:value-type="float" office:value="1530">
            <text:p>1530</text:p>
          </table:table-cell>
          <table:table-cell ns41:value-type="float" table:style-name="ce67" office:value="1504" office:value-type="float">
            <text:p>1504</text:p>
          </table:table-cell>
          <table:table-cell ns41:value-type="float" office:value="13" table:style-name="ce67" table:number-columns-repeated="2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table:style-name="ce29"/>
          <table:table-cell ns41:value-type="float" table:style-name="ce65" office:value="389" office:value-type="float">
            <text:p>389</text:p>
          </table:table-cell>
          <table:table-cell ns41:value-type="float" table:style-name="ce67" office:value="419" office:value-type="float">
            <text:p>419</text:p>
          </table:table-cell>
          <table:table-cell ns41:value-type="float" table:style-name="ce67" office:value="658" office:value-type="float">
            <text:p>658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5" office:value-type="float">
            <text:p>45</text:p>
          </table:table-cell>
          <table:table-cell table:formula="of:=SUM([.E49:.G49])" ns41:value-type="float" table:style-name="ce70" office:value-type="float" office:value="1040">
            <text:p>1040</text:p>
          </table:table-cell>
          <table:table-cell ns41:value-type="float" table:style-name="ce67" office:value="668" office:value-type="float">
            <text:p>668</text:p>
          </table:table-cell>
          <table:table-cell ns41:value-type="float" table:style-name="ce67" office:value="331" office:value-type="float">
            <text:p>331</text:p>
          </table:table-cell>
          <table:table-cell ns41:value-type="float" table:style-name="ce67" office:value="98" office:value-type="float">
            <text:p>98</text:p>
          </table:table-cell>
          <table:table-cell table:formula="of:=SUM([.I49:.K49])" ns41:value-type="float" table:style-name="ce70" office:value-type="float" office:value="1097">
            <text:p>1097</text:p>
          </table:table-cell>
          <table:table-cell table:formula="of:=SUM([.L49];[.H49])" ns41:value-type="float" table:style-name="ce70" office:value-type="float" office:value="2137">
            <text:p>2137</text:p>
          </table:table-cell>
          <table:table-cell ns41:value-type="float" table:style-name="ce67" office:value="2124" office:value-type="float">
            <text:p>212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stermeden</text:p>
            <office:annotation>
              <text:p>http://purl.org/linked-data/sdmx/2009/dimension#refArea=http://www.gemeentegeschiedenis.nl/amco/10246</text:p>
            </office:annotation>
          </table:table-cell>
          <table:table-cell table:style-name="ce29"/>
          <table:table-cell ns41:value-type="float" table:style-name="ce65" office:value="409" office:value-type="float">
            <text:p>409</text:p>
          </table:table-cell>
          <table:table-cell ns41:value-type="float" table:style-name="ce67" office:value="486" office:value-type="float">
            <text:p>486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44" office:value-type="float">
            <text:p>44</text:p>
          </table:table-cell>
          <table:table-cell table:formula="of:=SUM([.E50:.G50])" ns41:value-type="float" table:style-name="ce70" office:value-type="float" office:value="1286">
            <text:p>1286</text:p>
          </table:table-cell>
          <table:table-cell ns41:value-type="float" table:style-name="ce67" office:value="785" office:value-type="float">
            <text:p>785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88" office:value-type="float">
            <text:p>88</text:p>
          </table:table-cell>
          <table:table-cell table:formula="of:=SUM([.I50:.K50])" ns41:value-type="float" table:style-name="ce70" office:value-type="float" office:value="1267">
            <text:p>1267</text:p>
          </table:table-cell>
          <table:table-cell table:formula="of:=SUM([.L50];[.H50])" ns41:value-type="float" table:style-name="ce70" office:value-type="float" office:value="2553">
            <text:p>2553</text:p>
          </table:table-cell>
          <table:table-cell ns41:value-type="float" table:style-name="ce67" office:value="2453" office:value-type="float">
            <text:p>2453</text:p>
          </table:table-cell>
          <table:table-cell ns41:value-type="float" table:style-name="ce67" office:value="95" office:value-type="float">
            <text:p>95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table:style-name="ce29"/>
          <table:table-cell ns41:value-type="float" table:style-name="ce65" office:value="323" office:value-type="float">
            <text:p>323</text:p>
          </table:table-cell>
          <table:table-cell ns41:value-type="float" table:style-name="ce67" office:value="470" office:value-type="float">
            <text:p>470</text:p>
          </table:table-cell>
          <table:table-cell ns41:value-type="float" table:style-name="ce67" office:value="777" office:value-type="float">
            <text:p>777</text:p>
          </table:table-cell>
          <table:table-cell ns41:value-type="float" table:style-name="ce67" office:value="374" office:value-type="float">
            <text:p>374</text:p>
          </table:table-cell>
          <table:table-cell ns41:value-type="float" table:style-name="ce67" office:value="40" office:value-type="float">
            <text:p>40</text:p>
          </table:table-cell>
          <table:table-cell table:formula="of:=SUM([.E51:.G51])" ns41:value-type="float" table:style-name="ce70" office:value-type="float" office:value="1191">
            <text:p>1191</text:p>
          </table:table-cell>
          <table:table-cell ns41:value-type="float" table:style-name="ce67" office:value="712" office:value-type="float">
            <text:p>712</text:p>
          </table:table-cell>
          <table:table-cell ns41:value-type="float" table:style-name="ce67" office:value="351" office:value-type="float">
            <text:p>351</text:p>
          </table:table-cell>
          <table:table-cell ns41:value-type="float" table:style-name="ce67" office:value="84" office:value-type="float">
            <text:p>84</text:p>
          </table:table-cell>
          <table:table-cell table:formula="of:=SUM([.I51:.K51])" ns41:value-type="float" table:style-name="ce70" office:value-type="float" office:value="1147">
            <text:p>1147</text:p>
          </table:table-cell>
          <table:table-cell table:formula="of:=SUM([.L51];[.H51])" ns41:value-type="float" table:style-name="ce70" office:value-type="float" office:value="2338">
            <text:p>2338</text:p>
          </table:table-cell>
          <table:table-cell ns41:value-type="float" table:style-name="ce67" office:value="1860" office:value-type="float">
            <text:p>1860</text:p>
          </table:table-cell>
          <table:table-cell ns41:value-type="float" table:style-name="ce67" office:value="456" office:value-type="float">
            <text:p>456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table:style-name="ce29"/>
          <table:table-cell ns41:value-type="float" table:style-name="ce65" office:value="441" office:value-type="float">
            <text:p>441</text:p>
          </table:table-cell>
          <table:table-cell ns41:value-type="float" table:style-name="ce67" office:value="500" office:value-type="float">
            <text:p>500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53" office:value-type="float">
            <text:p>53</text:p>
          </table:table-cell>
          <table:table-cell table:formula="of:=SUM([.E52:.G52])" ns41:value-type="float" table:style-name="ce70" office:value-type="float" office:value="1290">
            <text:p>1290</text:p>
          </table:table-cell>
          <table:table-cell ns41:value-type="float" table:style-name="ce67" office:value="783" office:value-type="float">
            <text:p>783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97" office:value-type="float">
            <text:p>97</text:p>
          </table:table-cell>
          <table:table-cell table:formula="of:=SUM([.I52:.K52])" ns41:value-type="float" table:style-name="ce70" office:value-type="float" office:value="1272">
            <text:p>1272</text:p>
          </table:table-cell>
          <table:table-cell table:formula="of:=SUM([.L52];[.H52])" ns41:value-type="float" table:style-name="ce70" office:value-type="float" office:value="2562">
            <text:p>2562</text:p>
          </table:table-cell>
          <table:table-cell ns41:value-type="float" table:style-name="ce67" office:value="2523" office:value-type="float">
            <text:p>2523</text:p>
          </table:table-cell>
          <table:table-cell ns41:value-type="float" table:style-name="ce67" office:value="26" office:value-type="float">
            <text:p>2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table:style-name="ce29"/>
          <table:table-cell ns41:value-type="float" table:style-name="ce65" office:value="183" office:value-type="float">
            <text:p>183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194" office:value-type="float">
            <text:p>194</text:p>
          </table:table-cell>
          <table:table-cell ns41:value-type="float" table:style-name="ce67" office:value="13" office:value-type="float">
            <text:p>13</text:p>
          </table:table-cell>
          <table:table-cell table:formula="of:=SUM([.E53:.G53])" ns41:value-type="float" table:style-name="ce70" office:value-type="float" office:value="657">
            <text:p>657</text:p>
          </table:table-cell>
          <table:table-cell ns41:value-type="float" table:style-name="ce67" office:value="443" office:value-type="float">
            <text:p>443</text:p>
          </table:table-cell>
          <table:table-cell ns41:value-type="float" table:style-name="ce67" office:value="195" office:value-type="float">
            <text:p>195</text:p>
          </table:table-cell>
          <table:table-cell ns41:value-type="float" table:style-name="ce67" office:value="37" office:value-type="float">
            <text:p>37</text:p>
          </table:table-cell>
          <table:table-cell table:formula="of:=SUM([.I53:.K53])" ns41:value-type="float" table:style-name="ce70" office:value-type="float" office:value="675">
            <text:p>675</text:p>
          </table:table-cell>
          <table:table-cell table:formula="of:=SUM([.L53];[.H53])" ns41:value-type="float" table:style-name="ce70" office:value-type="float" office:value="1332">
            <text:p>1332</text:p>
          </table:table-cell>
          <table:table-cell ns41:value-type="float" table:style-name="ce67" office:value="1194" office:value-type="float">
            <text:p>1194</text:p>
          </table:table-cell>
          <table:table-cell ns41:value-type="float" table:style-name="ce67" office:value="134" office:value-type="float">
            <text:p>134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table:style-name="ce29"/>
          <table:table-cell ns41:value-type="float" table:style-name="ce65" office:value="1151" office:value-type="float">
            <text:p>1151</text:p>
          </table:table-cell>
          <table:table-cell ns41:value-type="float" table:style-name="ce67" office:value="1531" office:value-type="float">
            <text:p>1531</text:p>
          </table:table-cell>
          <table:table-cell ns41:value-type="float" table:style-name="ce67" office:value="2172" office:value-type="float">
            <text:p>2172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144" office:value-type="float">
            <text:p>144</text:p>
          </table:table-cell>
          <table:table-cell table:formula="of:=SUM([.E54:.G54])" ns41:value-type="float" table:style-name="ce70" office:value-type="float" office:value="3491">
            <text:p>3491</text:p>
          </table:table-cell>
          <table:table-cell ns41:value-type="float" table:style-name="ce67" office:value="2254" office:value-type="float">
            <text:p>2254</text:p>
          </table:table-cell>
          <table:table-cell ns41:value-type="float" table:style-name="ce67" office:value="1184" office:value-type="float">
            <text:p>1184</text:p>
          </table:table-cell>
          <table:table-cell ns41:value-type="float" table:style-name="ce67" office:value="346" office:value-type="float">
            <text:p>346</text:p>
          </table:table-cell>
          <table:table-cell table:formula="of:=SUM([.I54:.K54])" ns41:value-type="float" table:style-name="ce70" office:value-type="float" office:value="3784">
            <text:p>3784</text:p>
          </table:table-cell>
          <table:table-cell table:formula="of:=SUM([.L54];[.H54])" ns41:value-type="float" table:style-name="ce70" office:value-type="float" office:value="7275">
            <text:p>7275</text:p>
          </table:table-cell>
          <table:table-cell ns41:value-type="float" table:style-name="ce67" office:value="6199" office:value-type="float">
            <text:p>6199</text:p>
          </table:table-cell>
          <table:table-cell ns41:value-type="float" table:style-name="ce67" office:value="882" office:value-type="float">
            <text:p>882</text:p>
          </table:table-cell>
          <table:table-cell ns41:value-type="float" table:style-name="ce67" office:value="193" office:value-type="float">
            <text:p>19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lagtwedde</text:p>
            <office:annotation>
              <text:p>http://lod.cedar-project.nl/vocab/cedar#isTotal=1</text:p>
              <text:p>http://purl.org/linked-data/sdmx/2009/dimension#refArea=http://www.gemeentegeschiedenis.nl/amco/11249</text:p>
            </office:annotation>
          </table:table-cell>
          <table:table-cell table:style-name="ce29"/>
          <table:table-cell ns41:value-type="float" table:style-name="ce65" office:value="351" office:value-type="float">
            <text:p>351</text:p>
          </table:table-cell>
          <table:table-cell ns41:value-type="float" table:style-name="ce67" office:value="416" office:value-type="float">
            <text:p>416</text:p>
          </table:table-cell>
          <table:table-cell ns41:value-type="float" table:style-name="ce67" office:value="792" office:value-type="float">
            <text:p>792</text:p>
          </table:table-cell>
          <table:table-cell ns41:value-type="float" table:style-name="ce67" office:value="338" office:value-type="float">
            <text:p>338</text:p>
          </table:table-cell>
          <table:table-cell ns41:value-type="float" table:style-name="ce67" office:value="49" office:value-type="float">
            <text:p>49</text:p>
          </table:table-cell>
          <table:table-cell table:formula="of:=SUM([.E55:.G55])" ns41:value-type="float" table:style-name="ce70" office:value-type="float" office:value="1179">
            <text:p>1179</text:p>
            <office:annotation>
              <text:p>http://www.w3.org/1999/02/22-rdf-syntax-ns#type=http://www.w3.org/2000/01/rdf-schema#Resource</text:p>
              <text:p>http://bit.ly/cedar-tablink#value=2721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629" office:value-type="float">
            <text:p>629</text:p>
          </table:table-cell>
          <table:table-cell ns41:value-type="float" table:style-name="ce67" office:value="338" office:value-type="float">
            <text:p>338</text:p>
            <office:annotation>
              <text:p>http://www.w3.org/1999/02/22-rdf-syntax-ns#type=http://www.w3.org/2000/01/rdf-schema#Resource</text:p>
              <text:p>http://bit.ly/cedar-tablink#value=8932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72" office:value-type="float">
            <text:p>72</text:p>
          </table:table-cell>
          <table:table-cell table:formula="of:=SUM([.I55:.K55])" ns41:value-type="float" table:style-name="ce70" office:value-type="float" office:value="1039">
            <text:p>1039</text:p>
          </table:table-cell>
          <table:table-cell table:formula="of:=SUM([.L55];[.H55])" ns41:value-type="float" table:style-name="ce70" office:value-type="float" office:value="2218">
            <text:p>2218</text:p>
          </table:table-cell>
          <table:table-cell ns41:value-type="float" table:style-name="ce67" office:value="2050" office:value-type="float">
            <text:p>2050</text:p>
          </table:table-cell>
          <table:table-cell ns41:value-type="float" table:style-name="ce67" office:value="108" office:value-type="float">
            <text:p>108</text:p>
          </table:table-cell>
          <table:table-cell ns41:value-type="float" table:style-name="ce67" office:value="60" office:value-type="float">
            <text:p>6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table:style-name="ce29"/>
          <table:table-cell ns41:value-type="float" table:style-name="ce65" office:value="306" office:value-type="float">
            <text:p>306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559" office:value-type="float">
            <text:p>559</text:p>
          </table:table-cell>
          <table:table-cell ns41:value-type="float" table:style-name="ce67" office:value="266" office:value-type="float">
            <text:p>266</text:p>
          </table:table-cell>
          <table:table-cell ns41:value-type="float" table:style-name="ce67" office:value="24" office:value-type="float">
            <text:p>24</text:p>
          </table:table-cell>
          <table:table-cell table:formula="of:=SUM([.E56:.G56])" ns41:value-type="float" table:style-name="ce70" office:value-type="float" office:value="849">
            <text:p>849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66" office:value-type="float">
            <text:p>66</text:p>
          </table:table-cell>
          <table:table-cell table:formula="of:=SUM([.I56:.K56])" ns41:value-type="float" table:style-name="ce70" office:value-type="float" office:value="877">
            <text:p>877</text:p>
          </table:table-cell>
          <table:table-cell table:formula="of:=SUM([.L56];[.H56])" ns41:value-type="float" table:style-name="ce70" office:value-type="float" office:value="1726">
            <text:p>1726</text:p>
          </table:table-cell>
          <table:table-cell ns41:value-type="float" table:style-name="ce67" office:value="1695" office:value-type="float">
            <text:p>1695</text:p>
          </table:table-cell>
          <table:table-cell ns41:value-type="float" table:style-name="ce67" office:value="17" office:value-type="float">
            <text:p>17</text:p>
          </table:table-cell>
          <table:table-cell ns41:value-type="float" table:style-name="ce67" office:value="14" office:value-type="float">
            <text:p>1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edde *</text:p>
          </table:table-cell>
          <table:table-cell table:style-name="ce29"/>
          <table:table-cell ns41:value-type="float" table:style-name="ce65" office:value="259" office:value-type="float">
            <text:p>259</text:p>
          </table:table-cell>
          <table:table-cell ns41:value-type="float" table:style-name="ce67" office:value="289" office:value-type="float">
            <text:p>289</text:p>
          </table:table-cell>
          <table:table-cell ns41:value-type="float" table:style-name="ce67" office:value="529" office:value-type="float">
            <text:p>529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35" office:value-type="float">
            <text:p>35</text:p>
          </table:table-cell>
          <table:table-cell table:formula="of:=SUM([.E57:.G57])" ns41:value-type="float" table:style-name="ce70" office:value-type="float" office:value="819">
            <text:p>819</text:p>
          </table:table-cell>
          <table:table-cell ns41:value-type="float" table:style-name="ce67" office:value="516" office:value-type="float">
            <text:p>516</text:p>
          </table:table-cell>
          <table:table-cell ns41:value-type="float" table:style-name="ce67" office:value="260" office:value-type="float">
            <text:p>260</text:p>
          </table:table-cell>
          <table:table-cell ns41:value-type="float" table:style-name="ce67" office:value="57" office:value-type="float">
            <text:p>57</text:p>
          </table:table-cell>
          <table:table-cell table:formula="of:=SUM([.I57:.K57])" ns41:value-type="float" table:style-name="ce70" office:value-type="float" office:value="833">
            <text:p>833</text:p>
          </table:table-cell>
          <table:table-cell table:formula="of:=SUM([.L57];[.H57])" ns41:value-type="float" table:style-name="ce72" office:value-type="float" office:value="1652">
            <text:p>1652</text:p>
          </table:table-cell>
          <table:table-cell ns41:value-type="float" table:style-name="ce67" office:value="1609" office:value-type="float">
            <text:p>1609</text:p>
          </table:table-cell>
          <table:table-cell ns41:value-type="float" table:style-name="ce67" office:value="42" office:value-type="float">
            <text:p>42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table:style-name="ce29"/>
          <table:table-cell ns41:value-type="float" table:style-name="ce65" office:value="734" office:value-type="float">
            <text:p>734</text:p>
          </table:table-cell>
          <table:table-cell ns41:value-type="float" table:style-name="ce67" office:value="1021" office:value-type="float">
            <text:p>1021</text:p>
          </table:table-cell>
          <table:table-cell ns41:value-type="float" table:style-name="ce67" office:value="1509" office:value-type="float">
            <text:p>1509</text:p>
          </table:table-cell>
          <table:table-cell ns41:value-type="float" table:style-name="ce67" office:value="796" office:value-type="float">
            <text:p>796</text:p>
          </table:table-cell>
          <table:table-cell ns41:value-type="float" table:style-name="ce67" office:value="91" office:value-type="float">
            <text:p>91</text:p>
          </table:table-cell>
          <table:table-cell table:formula="of:=SUM([.E58:.G58])" ns41:value-type="float" table:style-name="ce70" office:value-type="float" office:value="2396">
            <text:p>2396</text:p>
          </table:table-cell>
          <table:table-cell ns41:value-type="float" table:style-name="ce67" office:value="1428" office:value-type="float">
            <text:p>1428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200" office:value-type="float">
            <text:p>200</text:p>
          </table:table-cell>
          <table:table-cell table:formula="of:=SUM([.I58:.K58])" ns41:value-type="float" table:style-name="ce70" office:value-type="float" office:value="2419">
            <text:p>2419</text:p>
          </table:table-cell>
          <table:table-cell table:formula="of:=SUM([.L58];[.H58])" ns41:value-type="float" table:style-name="ce70" office:value-type="float" office:value="4815">
            <text:p>4815</text:p>
          </table:table-cell>
          <table:table-cell ns41:value-type="float" table:style-name="ce67" office:value="4386" office:value-type="float">
            <text:p>4386</text:p>
          </table:table-cell>
          <table:table-cell ns41:value-type="float" table:style-name="ce67" office:value="270" office:value-type="float">
            <text:p>270</text:p>
          </table:table-cell>
          <table:table-cell ns41:value-type="float" table:style-name="ce67" office:value="159" office:value-type="float">
            <text:p>15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table:style-name="ce29"/>
          <table:table-cell ns41:value-type="float" table:style-name="ce65" office:value="478" office:value-type="float">
            <text:p>478</text:p>
          </table:table-cell>
          <table:table-cell ns41:value-type="float" table:style-name="ce67" office:value="732" office:value-type="float">
            <text:p>732</text:p>
          </table:table-cell>
          <table:table-cell ns41:value-type="float" table:style-name="ce67" office:value="1095" office:value-type="float">
            <text:p>1095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60" office:value-type="float">
            <text:p>60</text:p>
          </table:table-cell>
          <table:table-cell table:formula="of:=SUM([.E59:.G59])" ns41:value-type="float" table:style-name="ce70" office:value-type="float" office:value="1701">
            <text:p>1701</text:p>
          </table:table-cell>
          <table:table-cell ns41:value-type="float" table:style-name="ce67" office:value="1156" office:value-type="float">
            <text:p>1156</text:p>
          </table:table-cell>
          <table:table-cell ns41:value-type="float" table:style-name="ce67" office:value="547" office:value-type="float">
            <text:p>547</text:p>
          </table:table-cell>
          <table:table-cell ns41:value-type="float" table:style-name="ce67" office:value="174" office:value-type="float">
            <text:p>174</text:p>
          </table:table-cell>
          <table:table-cell table:formula="of:=SUM([.I59:.K59])" ns41:value-type="float" table:style-name="ce70" office:value-type="float" office:value="1877">
            <text:p>1877</text:p>
          </table:table-cell>
          <table:table-cell table:formula="of:=SUM([.L59];[.H59])" ns41:value-type="float" table:style-name="ce70" office:value-type="float" office:value="3578">
            <text:p>3578</text:p>
          </table:table-cell>
          <table:table-cell ns41:value-type="float" table:style-name="ce67" office:value="3080" office:value-type="float">
            <text:p>3080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00" office:value-type="float">
            <text:p>30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table:style-name="ce29"/>
          <table:table-cell ns41:value-type="float" table:style-name="ce65" office:value="316" office:value-type="float">
            <text:p>316</text:p>
          </table:table-cell>
          <table:table-cell ns41:value-type="float" table:style-name="ce67" office:value="344" office:value-type="float">
            <text:p>344</text:p>
          </table:table-cell>
          <table:table-cell ns41:value-type="float" table:style-name="ce67" office:value="598" office:value-type="float">
            <text:p>598</text:p>
          </table:table-cell>
          <table:table-cell ns41:value-type="float" table:style-name="ce67" office:value="258" office:value-type="float">
            <text:p>258</text:p>
          </table:table-cell>
          <table:table-cell ns41:value-type="float" table:style-name="ce67" office:value="36" office:value-type="float">
            <text:p>36</text:p>
          </table:table-cell>
          <table:table-cell table:formula="of:=SUM([.E60:.G60])" ns41:value-type="float" table:style-name="ce70" office:value-type="float" office:value="892">
            <text:p>892</text:p>
          </table:table-cell>
          <table:table-cell ns41:value-type="float" table:style-name="ce67" office:value="618" office:value-type="float">
            <text:p>618</text:p>
          </table:table-cell>
          <table:table-cell ns41:value-type="float" table:style-name="ce67" office:value="261" office:value-type="float">
            <text:p>261</text:p>
          </table:table-cell>
          <table:table-cell ns41:value-type="float" table:style-name="ce67" office:value="75" office:value-type="float">
            <text:p>75</text:p>
          </table:table-cell>
          <table:table-cell table:formula="of:=SUM([.I60:.K60])" ns41:value-type="float" table:style-name="ce70" office:value-type="float" office:value="954">
            <text:p>954</text:p>
          </table:table-cell>
          <table:table-cell table:formula="of:=SUM([.L60];[.H60])" ns41:value-type="float" table:style-name="ce70" office:value-type="float" office:value="1846">
            <text:p>1846</text:p>
          </table:table-cell>
          <table:table-cell ns41:value-type="float" table:style-name="ce67" office:value="1740" office:value-type="float">
            <text:p>1740</text:p>
          </table:table-cell>
          <table:table-cell ns41:value-type="float" table:style-name="ce67" office:value="63" office:value-type="float">
            <text:p>63</text:p>
          </table:table-cell>
          <table:table-cell ns41:value-type="float" table:style-name="ce67" office:value="43" office:value-type="float">
            <text:p>4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and ('t)</text:p>
          </table:table-cell>
          <table:table-cell table:style-name="ce29"/>
          <table:table-cell ns41:value-type="float" table:style-name="ce65" office:value="397" office:value-type="float">
            <text:p>397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62" office:value-type="float">
            <text:p>86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47" office:value-type="float">
            <text:p>47</text:p>
          </table:table-cell>
          <table:table-cell table:formula="of:=SUM([.E61:.G61])" ns41:value-type="float" table:style-name="ce70" office:value-type="float" office:value="1284">
            <text:p>1284</text:p>
          </table:table-cell>
          <table:table-cell ns41:value-type="float" table:style-name="ce67" office:value="739" office:value-type="float">
            <text:p>739</text:p>
          </table:table-cell>
          <table:table-cell ns41:value-type="float" table:style-name="ce67" office:value="379" office:value-type="float">
            <text:p>379</text:p>
          </table:table-cell>
          <table:table-cell ns41:value-type="float" table:style-name="ce67" office:value="103" office:value-type="float">
            <text:p>103</text:p>
          </table:table-cell>
          <table:table-cell table:formula="of:=SUM([.I61:.K61])" ns41:value-type="float" table:style-name="ce70" office:value-type="float" office:value="1221">
            <text:p>1221</text:p>
          </table:table-cell>
          <table:table-cell table:formula="of:=SUM([.L61];[.H61])" ns41:value-type="float" table:style-name="ce70" office:value-type="float" office:value="2505">
            <text:p>2505</text:p>
          </table:table-cell>
          <table:table-cell ns41:value-type="float" table:style-name="ce67" office:value="2475" office:value-type="float">
            <text:p>2475</text:p>
          </table:table-cell>
          <table:table-cell ns41:value-type="float" table:style-name="ce67" office:value="28" office:value-type="float">
            <text:p>28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29"/>
          <table:table-cell ns41:value-type="float" table:style-name="ce65" office:value="258" office:value-type="float">
            <text:p>258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267" office:value-type="float">
            <text:p>267</text:p>
          </table:table-cell>
          <table:table-cell ns41:value-type="float" table:style-name="ce67" office:value="35" office:value-type="float">
            <text:p>35</text:p>
          </table:table-cell>
          <table:table-cell table:formula="of:=SUM([.E62:.G62])" ns41:value-type="float" table:style-name="ce70" office:value-type="float" office:value="848">
            <text:p>848</text:p>
          </table:table-cell>
          <table:table-cell ns41:value-type="float" table:style-name="ce67" office:value="531" office:value-type="float">
            <text:p>531</text:p>
          </table:table-cell>
          <table:table-cell ns41:value-type="float" table:style-name="ce67" office:value="264" office:value-type="float">
            <text:p>264</text:p>
          </table:table-cell>
          <table:table-cell ns41:value-type="float" table:style-name="ce67" office:value="60" office:value-type="float">
            <text:p>60</text:p>
          </table:table-cell>
          <table:table-cell table:formula="of:=SUM([.I62:.K62])" ns41:value-type="float" table:style-name="ce70" office:value-type="float" office:value="855">
            <text:p>855</text:p>
          </table:table-cell>
          <table:table-cell table:formula="of:=SUM([.L62];[.H62])" ns41:value-type="float" table:style-name="ce70" office:value-type="float" office:value="1703">
            <text:p>1703</text:p>
          </table:table-cell>
          <table:table-cell ns41:value-type="float" table:style-name="ce67" office:value="1648" office:value-type="float">
            <text:p>1648</text:p>
          </table:table-cell>
          <table:table-cell ns41:value-type="float" table:style-name="ce67" office:value="31" office:value-type="float">
            <text:p>3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table:style-name="ce29"/>
          <table:table-cell ns41:value-type="float" table:style-name="ce65" office:value="305" office:value-type="float">
            <text:p>305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638" office:value-type="float">
            <text:p>638</text:p>
          </table:table-cell>
          <table:table-cell ns41:value-type="float" table:style-name="ce67" office:value="292" office:value-type="float">
            <text:p>292</text:p>
          </table:table-cell>
          <table:table-cell ns41:value-type="float" table:style-name="ce67" office:value="35" office:value-type="float">
            <text:p>35</text:p>
          </table:table-cell>
          <table:table-cell table:formula="of:=SUM([.E63:.G63])" ns41:value-type="float" table:style-name="ce70" office:value-type="float" office:value="965">
            <text:p>965</text:p>
          </table:table-cell>
          <table:table-cell ns41:value-type="float" table:style-name="ce67" office:value="588" office:value-type="float">
            <text:p>588</text:p>
          </table:table-cell>
          <table:table-cell ns41:value-type="float" table:style-name="ce67" office:value="294" office:value-type="float">
            <text:p>294</text:p>
          </table:table-cell>
          <table:table-cell ns41:value-type="float" table:style-name="ce67" office:value="93" office:value-type="float">
            <text:p>93</text:p>
          </table:table-cell>
          <table:table-cell table:formula="of:=SUM([.I63:.K63])" ns41:value-type="float" table:style-name="ce70" office:value-type="float" office:value="975">
            <text:p>975</text:p>
          </table:table-cell>
          <table:table-cell table:formula="of:=SUM([.L63];[.H63])" ns41:value-type="float" table:style-name="ce70" office:value-type="float" office:value="1940">
            <text:p>1940</text:p>
          </table:table-cell>
          <table:table-cell ns41:value-type="float" table:style-name="ce67" office:value="1903" office:value-type="float">
            <text:p>1903</text:p>
          </table:table-cell>
          <table:table-cell ns41:value-type="float" table:style-name="ce67" office:value="30" office:value-type="float">
            <text:p>30</text:p>
          </table:table-cell>
          <table:table-cell ns41:value-type="float" table:style-name="ce67" office:value="7" office:value-type="float">
            <text:p>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29"/>
          <table:table-cell table:formula="of:=SUM([.C8:.C63])" ns41:value-type="float" table:style-name="ce66" office:value-type="float" office:value="23126">
            <office:annotation draw:style-name="gr1" svg:height="0.74cm" draw:caption-point-y="1.12cm" svg:width="1.483cm" svg:x="7.943cm" draw:caption-point-x="-1.773cm" svg:y="28.946cm" draw:text-style-name="P1">
              <dc:creator>CDM</dc:creator>
              <dc:date>2014-12-12T00:00:00</dc:date>
              <text:p text:style-name="P1"><text:span text:style-name="T1">22926</text:span></text:p>
              <text:p text:style-name="P1"><text:span text:style-name="T2"/></text:p>
            </office:annotation>
            <text:p>23126</text:p>
            <office:annotation>
              <text:p>http://www.w3.org/1999/02/22-rdf-syntax-ns#type=http://www.w3.org/2000/01/rdf-schema#Resource</text:p>
              <text:p>http://bit.ly/cedar-tablink#value=2292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63])" ns41:value-type="float" table:style-name="ce68" office:value-type="float" office:value="28673">
            <text:p>28673</text:p>
          </table:table-cell>
          <table:table-cell table:formula="of:=SUM([.E8:.E63])" ns41:value-type="float" table:style-name="ce68" office:value-type="float" office:value="45832">
            <text:p>45832</text:p>
          </table:table-cell>
          <table:table-cell table:formula="of:=SUM([.F8:.F63])" ns41:value-type="float" table:style-name="ce68" office:value-type="float" office:value="22075">
            <text:p>22075</text:p>
          </table:table-cell>
          <table:table-cell table:formula="of:=SUM([.G8:.G63])" ns41:value-type="float" table:style-name="ce68" office:value-type="float" office:value="2652">
            <text:p>2652</text:p>
          </table:table-cell>
          <table:table-cell table:formula="of:=SUM([.H8:.H63])" ns41:value-type="float" table:style-name="ce68" office:value-type="float" office:value="70559">
            <text:p>70559</text:p>
          </table:table-cell>
          <table:table-cell table:formula="of:=SUM([.I8:.I63])" ns41:value-type="float" table:style-name="ce68" office:value-type="float" office:value="43866">
            <text:p>43866</text:p>
          </table:table-cell>
          <table:table-cell table:formula="of:=SUM([.J8:.J63])" ns41:value-type="float" table:style-name="ce68" office:value-type="float" office:value="22078">
            <text:p>22078</text:p>
          </table:table-cell>
          <table:table-cell table:formula="of:=SUM([.K8:.K63])" ns41:value-type="float" table:style-name="ce68" office:value-type="float" office:value="5664">
            <text:p>5664</text:p>
          </table:table-cell>
          <table:table-cell table:formula="of:=SUM([.L8:.L63])" ns41:value-type="float" table:style-name="ce68" office:value-type="float" office:value="71608">
            <text:p>71608</text:p>
          </table:table-cell>
          <table:table-cell table:formula="of:=SUM([.M8:.M63])" ns41:value-type="float" table:style-name="ce68" office:value-type="float" office:value="142167">
            <text:p>142167</text:p>
          </table:table-cell>
          <table:table-cell table:formula="of:=SUM([.N8:.N63])" ns41:value-type="float" table:style-name="ce68" office:value-type="float" office:value="132752">
            <text:p>132752</text:p>
          </table:table-cell>
          <table:table-cell table:formula="of:=SUM([.O8:.O63])" ns41:value-type="float" table:style-name="ce68" office:value-type="float" office:value="7408">
            <text:p>7408</text:p>
          </table:table-cell>
          <table:table-cell table:formula="of:=SUM([.P8:.P63])" ns41:value-type="float" table:style-name="ce68" office:value-type="float" office:value="1988">
            <text:p>1988</text:p>
          </table:table-cell>
          <table:table-cell table:formula="of:=SUM([.Q8:.Q63])" ns41:value-type="float" table:style-name="ce68" office:value-type="float" office:value="19">
            <text:p>19</text:p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4" office:value-type="float">
            <text:p>64</text:p>
          </table:table-cell>
          <table:table-cell ns41:value-type="float" table:style-name="ce78" office:value="65" office:value-type="float">
            <text:p>65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099</text:p>
          </table:table-cell>
          <table:table-cell table:style-name="ce8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Hieronder begrepen het garnizoen, bestaande uit 275 militairen.</text:p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ns41:value-type="string" table:style-name="ce61" office:value-type="string">
            <text:p>2.Hieronder begrepen 16 alhier gedetacheerde militairen</text:p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roningen recapitulatie">
        <table:table-column table:style-name="co11" table:default-cell-style-name="ce7"/>
        <table:table-column table:style-name="co2" table:default-cell-style-name="ce7"/>
        <table:table-column table:style-name="co5" table:default-cell-style-name="ce18" table:number-columns-repeated="10"/>
        <table:table-column table:style-name="co4" table:default-cell-style-name="ce83"/>
        <table:table-column table:style-name="co5" table:default-cell-style-name="ce18" table:number-columns-repeated="4"/>
        <table:table-column table:style-name="co12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Recapitulatie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9"/>
          <table:table-cell table:style-name="ce29"/>
          <table:table-cell table:style-name="ce63" table:number-columns-repeated="5"/>
          <table:table-cell table:number-columns-repeated="1007"/>
        </table:table-row>
        <table:table-row table:style-name="ro2">
          <table:table-cell ns41:value-type="string" table:style-name="ce58" office:value-type="string">
            <text:p>Totaal der steden</text:p>
            <office:annotation>
              <text:p>http://purl.org/linked-data/sdmx/2009/dimension#refArea=http://www.gemeentegeschiedenis.nl/amco/10996</text:p>
            </office:annotation>
          </table:table-cell>
          <table:table-cell table:style-name="ce29"/>
          <table:table-cell ns41:value-type="float" table:style-name="ce64" office:value="5553" office:value-type="float">
            <text:p>5553</text:p>
          </table:table-cell>
          <table:table-cell ns41:value-type="float" table:style-name="ce67" office:value="7089" office:value-type="float">
            <text:p>7089</text:p>
          </table:table-cell>
          <table:table-cell ns41:value-type="float" table:style-name="ce67" office:value="10165" office:value-type="float">
            <text:p>10165</text:p>
          </table:table-cell>
          <table:table-cell ns41:value-type="float" table:style-name="ce67" office:value="5098" office:value-type="float">
            <text:p>5098</text:p>
          </table:table-cell>
          <table:table-cell ns41:value-type="float" table:style-name="ce67" office:value="502" office:value-type="float">
            <text:p>502</text:p>
          </table:table-cell>
          <table:table-cell table:formula="of:=SUM([.E8:.G8])" ns41:value-type="float" table:style-name="ce70" office:value-type="float" office:value="15765">
            <text:p>15765</text:p>
          </table:table-cell>
          <table:table-cell ns41:value-type="float" table:style-name="ce67" office:value="10676" office:value-type="float">
            <text:p>10676</text:p>
          </table:table-cell>
          <table:table-cell ns41:value-type="float" table:style-name="ce67" office:value="5132" office:value-type="float">
            <text:p>5132</text:p>
          </table:table-cell>
          <table:table-cell ns41:value-type="float" table:style-name="ce67" office:value="1911" office:value-type="float">
            <text:p>1911</text:p>
          </table:table-cell>
          <table:table-cell table:formula="of:=SUM([.I8:.K8])" ns41:value-type="float" table:style-name="ce69" office:value-type="float" office:value="17719">
            <text:p>17719</text:p>
          </table:table-cell>
          <table:table-cell table:formula="of:=SUM([.H8]+[.L8])" ns41:value-type="float" table:style-name="ce70" office:value-type="float" office:value="33484">
            <text:p>33484</text:p>
          </table:table-cell>
          <table:table-cell ns41:value-type="float" table:style-name="ce67" office:value="26820" office:value-type="float">
            <text:p>26820</text:p>
          </table:table-cell>
          <table:table-cell ns41:value-type="float" table:style-name="ce67" office:value="5466" office:value-type="float">
            <text:p>5466</text:p>
          </table:table-cell>
          <table:table-cell ns41:value-type="float" table:style-name="ce67" office:value="1196" office:value-type="float">
            <text:p>119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3" office:value-type="string">
            <text:p>VT</text:p>
          </table:table-cell>
          <table:table-cell table:style-name="ce84"/>
          <table:table-cell ns41:value-type="float" table:style-name="ce84" office:value="66" office:value-type="float">
            <text:p>66</text:p>
          </table:table-cell>
          <table:table-cell ns41:value-type="float" table:style-name="ce84" office:value="67" office:value-type="float">
            <text:p>67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7" office:value-type="string">
            <text:p>39_0100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otaal <text:s/>der gemeenten ten platten lande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ce29"/>
          <table:table-cell ns41:value-type="float" table:style-name="ce65" office:value="22926" office:value-type="float">
            <text:p>22926</text:p>
          </table:table-cell>
          <table:table-cell ns41:value-type="float" table:style-name="ce67" office:value="28673" office:value-type="float">
            <text:p>28673</text:p>
          </table:table-cell>
          <table:table-cell ns41:value-type="float" table:style-name="ce67" office:value="45832" office:value-type="float">
            <text:p>45832</text:p>
          </table:table-cell>
          <table:table-cell ns41:value-type="float" table:style-name="ce67" office:value="22075" office:value-type="float">
            <text:p>22075</text:p>
          </table:table-cell>
          <table:table-cell ns41:value-type="float" table:style-name="ce67" office:value="2652" office:value-type="float">
            <text:p>2652</text:p>
          </table:table-cell>
          <table:table-cell table:formula="of:=SUM([.E9:.G9])" ns41:value-type="float" table:style-name="ce70" office:value-type="float" office:value="70559">
            <text:p>70559</text:p>
          </table:table-cell>
          <table:table-cell ns41:value-type="float" table:style-name="ce67" office:value="43866" office:value-type="float">
            <text:p>43866</text:p>
          </table:table-cell>
          <table:table-cell ns41:value-type="float" table:style-name="ce67" office:value="22078" office:value-type="float">
            <text:p>22078</text:p>
          </table:table-cell>
          <table:table-cell ns41:value-type="float" table:style-name="ce67" office:value="5664" office:value-type="float">
            <text:p>5664</text:p>
          </table:table-cell>
          <table:table-cell table:formula="of:=SUM([.I9:.K9])" ns41:value-type="float" table:style-name="ce70" office:value-type="float" office:value="71608">
            <text:p>71608</text:p>
          </table:table-cell>
          <table:table-cell table:formula="of:=SUM([.H9]+[.L9])" ns41:value-type="float" table:style-name="ce70" office:value-type="float" office:value="142167">
            <text:p>142167</text:p>
          </table:table-cell>
          <table:table-cell ns41:value-type="float" table:style-name="ce67" office:value="132752" office:value-type="float">
            <text:p>132752</text:p>
          </table:table-cell>
          <table:table-cell ns41:value-type="float" table:style-name="ce67" office:value="7408" office:value-type="float">
            <text:p>7408</text:p>
          </table:table-cell>
          <table:table-cell ns41:value-type="float" table:style-name="ce67" office:value="1988" office:value-type="float">
            <text:p>1988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table:style-name="ce85"/>
          <table:table-cell ns41:value-type="float" table:style-name="ce85" office:value="66" office:value-type="float">
            <text:p>66</text:p>
          </table:table-cell>
          <table:table-cell ns41:value-type="float" table:style-name="ce85" office:value="67" office:value-type="float">
            <text:p>67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8" office:value-type="string">
            <text:p>39_0100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ALGEMEEN TOTAAL </text:p>
            <office:annotation>
              <text:p>http://lod.cedar-project.nl/vocab/cedar#isTotal=1</text:p>
              <text:p>http://purl.org/linked-data/sdmx/2009/dimension#refArea=http://www.gemeentegeschiedenis.nl/amco/10886</text:p>
            </office:annotation>
          </table:table-cell>
          <table:table-cell table:style-name="ce29"/>
          <table:table-cell table:formula="of:=SUM([.C8:.C9])" ns41:value-type="float" table:style-name="ce66" office:value-type="float" office:value="28479">
            <text:p>28479</text:p>
          </table:table-cell>
          <table:table-cell table:formula="of:=SUM([.D8:.D9])" ns41:value-type="float" table:style-name="ce68" office:value-type="float" office:value="35762">
            <text:p>35762</text:p>
          </table:table-cell>
          <table:table-cell table:formula="of:=SUM([.E8:.E9])" ns41:value-type="float" table:style-name="ce68" office:value-type="float" office:value="55997">
            <text:p>55997</text:p>
          </table:table-cell>
          <table:table-cell table:formula="of:=SUM([.F8:.F9])" ns41:value-type="float" table:style-name="ce68" office:value-type="float" office:value="27173">
            <text:p>27173</text:p>
          </table:table-cell>
          <table:table-cell table:formula="of:=SUM([.G8:.G9])" ns41:value-type="float" table:style-name="ce68" office:value-type="float" office:value="3154">
            <text:p>3154</text:p>
          </table:table-cell>
          <table:table-cell table:formula="of:=SUM([.H8:.H9])" ns41:value-type="float" table:style-name="ce68" office:value-type="float" office:value="86324">
            <text:p>86324</text:p>
          </table:table-cell>
          <table:table-cell table:formula="of:=SUM([.I8:.I9])" ns41:value-type="float" table:style-name="ce68" office:value-type="float" office:value="54542">
            <text:p>54542</text:p>
          </table:table-cell>
          <table:table-cell table:formula="of:=SUM([.J8:.J9])" ns41:value-type="float" table:style-name="ce68" office:value-type="float" office:value="27210">
            <text:p>27210</text:p>
          </table:table-cell>
          <table:table-cell table:formula="of:=SUM([.K8:.K9])" ns41:value-type="float" table:style-name="ce68" office:value-type="float" office:value="7575">
            <text:p>7575</text:p>
          </table:table-cell>
          <table:table-cell table:formula="of:=SUM([.L8:.L9])" ns41:value-type="float" table:style-name="ce68" office:value-type="float" office:value="89327">
            <text:p>89327</text:p>
          </table:table-cell>
          <table:table-cell table:formula="of:=SUM([.M8:.M9])" ns41:value-type="float" table:style-name="ce68" office:value-type="float" office:value="175651">
            <text:p>175651</text:p>
          </table:table-cell>
          <table:table-cell table:formula="of:=SUM([.N8:.N9])" ns41:value-type="float" table:style-name="ce68" office:value-type="float" office:value="159572">
            <text:p>159572</text:p>
          </table:table-cell>
          <table:table-cell table:formula="of:=SUM([.O8:.O9])" ns41:value-type="float" table:style-name="ce68" office:value-type="float" office:value="12874">
            <text:p>12874</text:p>
          </table:table-cell>
          <table:table-cell table:formula="of:=SUM([.P8:.P9])" ns41:value-type="float" table:style-name="ce68" office:value-type="float" office:value="3184">
            <text:p>3184</text:p>
          </table:table-cell>
          <table:table-cell table:formula="of:=SUM([.Q8:.Q9])" ns41:value-type="float" table:style-name="ce68" office:value-type="float" office:value="21">
            <text:p>21</text:p>
          </table:table-cell>
          <table:table-cell ns41:value-type="string" table:style-name="ce75" office:value-type="string">
            <text:p>VT</text:p>
          </table:table-cell>
          <table:table-cell table:style-name="ce86"/>
          <table:table-cell ns41:value-type="float" table:style-name="ce86" office:value="66" office:value-type="float">
            <text:p>66</text:p>
          </table:table-cell>
          <table:table-cell ns41:value-type="float" table:style-name="ce86" office:value="67" office:value-type="float">
            <text:p>67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9" office:value-type="string">
            <text:p>39_0100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0">
            <office:annotation>
              <text:p>http://purl.org/linked-data/sdmx/2009/dimension#refArea=http://www.gemeentegeschiedenis.nl/amco/10425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roningen ouderdom">
        <table:table-column table:style-name="co13" table:default-cell-style-name="ce7"/>
        <table:table-column table:style-name="co14" table:default-cell-style-name="ce7"/>
        <table:table-column table:style-name="co15" table:default-cell-style-name="ce7" table:number-columns-repeated="8"/>
        <table:table-column table:style-name="co2" table:default-cell-style-name="ce7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Groningen, naar den verschillenden ouderdom der ingezetenen.</text:p>
          </table:table-cell>
          <table:table-cell table:style-name="ce11" table:number-columns-repeated="9"/>
          <table:table-cell table:style-name="ce36" table:number-columns-repeated="5"/>
          <table:table-cell table:style-name="ce48"/>
          <table:table-cell table:style-name="ce29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95" table:number-columns-spanned="8" office:value-type="string">
            <text:p>INWONERS VAN HET</text:p>
          </table:table-cell>
          <table:covered-table-cell table:style-name="ce101" table:number-columns-repeated="6"/>
          <table:covered-table-cell table:style-name="ce111"/>
          <table:table-cell ns41:value-type="string" table:number-rows-spanned="4" table:style-name="ce115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1" table:style-name="ce9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2" table:number-columns-repeated="2"/>
          <table:covered-table-cell table:style-name="ce108"/>
          <table:table-cell ns41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2" table:number-columns-repeated="2"/>
          <table:covered-table-cell table:style-name="ce112"/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2" table:style-name="ce16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97"/>
          <table:covered-table-cell table:style-name="ce103" table:number-columns-repeated="2"/>
          <table:covered-table-cell table:style-name="ce109"/>
          <table:covered-table-cell table:style-name="ce103" table:number-columns-repeated="3"/>
          <table:covered-table-cell table:style-name="ce114"/>
          <table:covered-table-cell table:style-name="ce117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29" table:number-columns-repeated="8"/>
          <table:table-cell table:number-columns-repeated="1014"/>
        </table:table-row>
        <table:table-row table:style-name="ro2">
          <table:table-cell ns41:value-type="string" table:style-name="ce90" office:value-type="string">
            <text:p>Beneden het jaar</text:p>
            <office:annotation>
              <text:p>http://purl.org/linked-data/sdmx/2009/dimension#refArea=http://www.gemeentegeschiedenis.nl/amco/10996</text:p>
            </office:annotation>
          </table:table-cell>
          <table:table-cell table:style-name="Default"/>
          <table:table-cell ns41:value-type="float" table:style-name="ce98" office:value="2356" office:value-type="float">
            <text:p>2356</text:p>
          </table:table-cell>
          <table:table-cell table:style-name="ce104" table:number-columns-repeated="2"/>
          <table:table-cell table:formula="of:=SUM([.C8:.E8])" ns41:value-type="float" table:style-name="ce104" office:value-type="float" office:value="2356">
            <text:p>2356</text:p>
          </table:table-cell>
          <table:table-cell ns41:value-type="float" table:style-name="ce104" office:value="2313" office:value-type="float">
            <text:p>2313</text:p>
          </table:table-cell>
          <table:table-cell table:style-name="ce104" table:number-columns-repeated="2"/>
          <table:table-cell table:formula="of:=SUM([.G8:.I8])" ns41:value-type="float" table:style-name="ce104" office:value-type="float" office:value="2313">
            <text:p>2313</text:p>
          </table:table-cell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8" office:value-type="float">
            <text:p>68</text:p>
          </table:table-cell>
          <table:table-cell ns41:value-type="float" table:style-name="ce76" office:value="69" office:value-type="float">
            <text:p>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 tot 2 jaar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Default"/>
          <table:table-cell ns41:value-type="float" table:style-name="ce99" office:value="2750" office:value-type="float">
            <text:p>2750</text:p>
          </table:table-cell>
          <table:table-cell table:style-name="ce105" table:number-columns-repeated="2"/>
          <table:table-cell table:formula="of:=SUM([.C9:.E9])" ns41:value-type="float" table:style-name="ce105" office:value-type="float" office:value="2750">
            <text:p>2750</text:p>
          </table:table-cell>
          <table:table-cell ns41:value-type="float" table:style-name="ce105" office:value="2631" office:value-type="float">
            <text:p>2631</text:p>
          </table:table-cell>
          <table:table-cell table:style-name="ce105" table:number-columns-repeated="2"/>
          <table:table-cell table:formula="of:=SUM([.G9:.I9])" ns41:value-type="float" table:style-name="ce105" office:value-type="float" office:value="2631">
            <text:p>263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 tot 3 jaar</text:p>
            <office:annotation>
              <text:p>http://lod.cedar-project.nl/vocab/cedar#isTotal=1</text:p>
              <text:p>http://purl.org/linked-data/sdmx/2009/dimension#refArea=http://www.gemeentegeschiedenis.nl/amco/10886</text:p>
            </office:annotation>
          </table:table-cell>
          <table:table-cell table:style-name="Default"/>
          <table:table-cell ns41:value-type="float" table:style-name="ce99" office:value="2292" office:value-type="float">
            <text:p>2292</text:p>
          </table:table-cell>
          <table:table-cell table:style-name="ce105" table:number-columns-repeated="2"/>
          <table:table-cell table:formula="of:=SUM([.C10:.E10])" ns41:value-type="float" table:style-name="ce105" office:value-type="float" office:value="2292">
            <text:p>2292</text:p>
          </table:table-cell>
          <table:table-cell ns41:value-type="float" table:style-name="ce105" office:value="2235" office:value-type="float">
            <text:p>2235</text:p>
          </table:table-cell>
          <table:table-cell table:style-name="ce105" table:number-columns-repeated="2"/>
          <table:table-cell table:formula="of:=SUM([.G10:.I10])" ns41:value-type="float" table:style-name="ce105" office:value-type="float" office:value="2235">
            <text:p>22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 tot 4 jaar</text:p>
            <office:annotation>
              <text:p>http://purl.org/linked-data/sdmx/2009/dimension#refArea=http://www.gemeentegeschiedenis.nl/amco/10539</text:p>
            </office:annotation>
          </table:table-cell>
          <table:table-cell table:style-name="Default"/>
          <table:table-cell ns41:value-type="float" table:style-name="ce99" office:value="2379" office:value-type="float">
            <text:p>2379</text:p>
          </table:table-cell>
          <table:table-cell table:style-name="ce105" table:number-columns-repeated="2"/>
          <table:table-cell table:formula="of:=SUM([.C11:.E11])" ns41:value-type="float" table:style-name="ce105" office:value-type="float" office:value="2379">
            <text:p>2379</text:p>
          </table:table-cell>
          <table:table-cell ns41:value-type="float" table:style-name="ce105" office:value="2236" office:value-type="float">
            <text:p>2236</text:p>
          </table:table-cell>
          <table:table-cell table:style-name="ce105" table:number-columns-repeated="2"/>
          <table:table-cell table:formula="of:=SUM([.G11:.I11])" ns41:value-type="float" table:style-name="ce105" office:value-type="float" office:value="2236">
            <text:p>223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 tot 5 jaar</text:p>
            <office:annotation>
              <text:p>http://purl.org/linked-data/sdmx/2009/dimension#refArea=http://www.gemeentegeschiedenis.nl/amco/10425</text:p>
            </office:annotation>
          </table:table-cell>
          <table:table-cell table:style-name="Default"/>
          <table:table-cell ns41:value-type="float" table:style-name="ce99" office:value="2184" office:value-type="float">
            <text:p>2184</text:p>
          </table:table-cell>
          <table:table-cell table:style-name="ce105" table:number-columns-repeated="2"/>
          <table:table-cell table:formula="of:=SUM([.C12:.E12])" ns41:value-type="float" table:style-name="ce105" office:value-type="float" office:value="2184">
            <text:p>2184</text:p>
          </table:table-cell>
          <table:table-cell ns41:value-type="float" table:style-name="ce105" office:value="2241" office:value-type="float">
            <text:p>2241</text:p>
          </table:table-cell>
          <table:table-cell table:style-name="ce105" table:number-columns-repeated="2"/>
          <table:table-cell table:formula="of:=SUM([.G12:.I12])" ns41:value-type="float" table:style-name="ce105" office:value-type="float" office:value="2241">
            <text:p>224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 tot 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Default"/>
          <table:table-cell ns41:value-type="float" table:style-name="ce99" office:value="2289" office:value-type="float">
            <text:p>2289</text:p>
          </table:table-cell>
          <table:table-cell table:style-name="ce105" table:number-columns-repeated="2"/>
          <table:table-cell table:formula="of:=SUM([.C13:.E13])" ns41:value-type="float" table:style-name="ce105" office:value-type="float" office:value="2289">
            <text:p>2289</text:p>
          </table:table-cell>
          <table:table-cell ns41:value-type="float" table:style-name="ce105" office:value="2266" office:value-type="float">
            <text:p>2266</text:p>
          </table:table-cell>
          <table:table-cell table:style-name="ce105" table:number-columns-repeated="2"/>
          <table:table-cell table:formula="of:=SUM([.G13:.I13])" ns41:value-type="float" table:style-name="ce105" office:value-type="float" office:value="2266">
            <text:p>226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 tot 8 jaar</text:p>
            <office:annotation>
              <text:p>http://purl.org/linked-data/sdmx/2009/dimension#refArea=http://www.gemeentegeschiedenis.nl/amco/10340</text:p>
            </office:annotation>
          </table:table-cell>
          <table:table-cell table:style-name="Default"/>
          <table:table-cell ns41:value-type="float" table:style-name="ce99" office:value="4016" office:value-type="float">
            <text:p>4016</text:p>
          </table:table-cell>
          <table:table-cell table:style-name="ce105" table:number-columns-repeated="2"/>
          <table:table-cell table:formula="of:=SUM([.C14:.E14])" ns41:value-type="float" table:style-name="ce105" office:value-type="float" office:value="4016">
            <text:p>4016</text:p>
          </table:table-cell>
          <table:table-cell ns41:value-type="float" table:style-name="ce105" office:value="3939" office:value-type="float">
            <text:p>3939</text:p>
          </table:table-cell>
          <table:table-cell table:style-name="ce105" table:number-columns-repeated="2"/>
          <table:table-cell table:formula="of:=SUM([.G14:.I14])" ns41:value-type="float" table:style-name="ce105" office:value-type="float" office:value="3939">
            <text:p>393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 tot 10 jaar</text:p>
            <office:annotation>
              <text:p>http://purl.org/linked-data/sdmx/2009/dimension#refArea=http://www.gemeentegeschiedenis.nl/amco/11294</text:p>
            </office:annotation>
          </table:table-cell>
          <table:table-cell table:style-name="Default"/>
          <table:table-cell ns41:value-type="float" table:style-name="ce99" office:value="3928" office:value-type="float">
            <text:p>3928</text:p>
          </table:table-cell>
          <table:table-cell table:style-name="ce105" table:number-columns-repeated="2"/>
          <table:table-cell table:formula="of:=SUM([.C15:.E15])" ns41:value-type="float" table:style-name="ce105" office:value-type="float" office:value="3928">
            <text:p>3928</text:p>
          </table:table-cell>
          <table:table-cell ns41:value-type="float" table:style-name="ce105" office:value="3929" office:value-type="float">
            <text:p>3929</text:p>
          </table:table-cell>
          <table:table-cell table:style-name="ce105" table:number-columns-repeated="2"/>
          <table:table-cell table:formula="of:=SUM([.G15:.I15])" ns41:value-type="float" table:style-name="ce105" office:value-type="float" office:value="3929">
            <text:p>39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0 tot 12 jaar</text:p>
          </table:table-cell>
          <table:table-cell table:style-name="Default"/>
          <table:table-cell ns41:value-type="float" table:style-name="ce99" office:value="3820" office:value-type="float">
            <text:p>3820</text:p>
          </table:table-cell>
          <table:table-cell table:style-name="ce105" table:number-columns-repeated="2"/>
          <table:table-cell table:formula="of:=SUM([.C16:.E16])" ns41:value-type="float" table:style-name="ce105" office:value-type="float" office:value="3820">
            <text:p>3820</text:p>
          </table:table-cell>
          <table:table-cell ns41:value-type="float" table:style-name="ce105" office:value="3729" office:value-type="float">
            <text:p>3729</text:p>
          </table:table-cell>
          <table:table-cell table:style-name="ce105" table:number-columns-repeated="2"/>
          <table:table-cell table:formula="of:=SUM([.G16:.I16])" ns41:value-type="float" table:style-name="ce105" office:value-type="float" office:value="3729">
            <text:p>37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2 tot 14 jaar</text:p>
            <office:annotation>
              <text:p>http://purl.org/linked-data/sdmx/2009/dimension#refArea=http://www.gemeentegeschiedenis.nl/amco/10976</text:p>
            </office:annotation>
          </table:table-cell>
          <table:table-cell table:style-name="Default"/>
          <table:table-cell ns41:value-type="float" table:style-name="ce99" office:value="3415" office:value-type="float">
            <text:p>3415</text:p>
          </table:table-cell>
          <table:table-cell table:style-name="ce105" table:number-columns-repeated="2"/>
          <table:table-cell table:formula="of:=SUM([.C17:.E17])" ns41:value-type="float" table:style-name="ce105" office:value-type="float" office:value="3415">
            <text:p>3415</text:p>
          </table:table-cell>
          <table:table-cell ns41:value-type="float" table:style-name="ce105" office:value="3394" office:value-type="float">
            <text:p>3394</text:p>
          </table:table-cell>
          <table:table-cell table:style-name="ce105" table:number-columns-repeated="2"/>
          <table:table-cell table:formula="of:=SUM([.G17:.I17])" ns41:value-type="float" table:style-name="ce105" office:value-type="float" office:value="3394">
            <text:p>339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4 tot 16 jaar</text:p>
            <office:annotation>
              <text:p>http://purl.org/linked-data/sdmx/2009/dimension#refArea=http://www.gemeentegeschiedenis.nl/amco/10904</text:p>
            </office:annotation>
          </table:table-cell>
          <table:table-cell table:style-name="Default"/>
          <table:table-cell ns41:value-type="float" table:style-name="ce99" office:value="3704" office:value-type="float">
            <text:p>3704</text:p>
          </table:table-cell>
          <table:table-cell table:style-name="ce105" table:number-columns-repeated="2"/>
          <table:table-cell table:formula="of:=SUM([.C18:.E18])" ns41:value-type="float" table:style-name="ce105" office:value-type="float" office:value="3704">
            <text:p>3704</text:p>
          </table:table-cell>
          <table:table-cell ns41:value-type="float" table:style-name="ce105" office:value="3585" office:value-type="float">
            <text:p>3585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G18:.I18])" ns41:value-type="float" table:style-name="ce105" office:value-type="float" office:value="3586">
            <text:p>358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6 tot 20 jaar</text:p>
            <office:annotation>
              <text:p>http://purl.org/linked-data/sdmx/2009/dimension#refArea=http://www.gemeentegeschiedenis.nl/amco/10136</text:p>
            </office:annotation>
          </table:table-cell>
          <table:table-cell table:style-name="Default"/>
          <table:table-cell ns41:value-type="float" table:style-name="ce99" office:value="6871" office:value-type="float">
            <text:p>6871</text:p>
          </table:table-cell>
          <table:table-cell ns41:value-type="float" table:style-name="ce105" office:value="13" office:value-type="float">
            <text:p>13</text:p>
          </table:table-cell>
          <table:table-cell table:style-name="ce105"/>
          <table:table-cell table:formula="of:=SUM([.C19:.E19])" ns41:value-type="float" table:style-name="ce105" office:value-type="float" office:value="6884">
            <text:p>6884</text:p>
          </table:table-cell>
          <table:table-cell ns41:value-type="float" table:style-name="ce105" office:value="6958" office:value-type="float">
            <text:p>6958</text:p>
          </table:table-cell>
          <table:table-cell ns41:value-type="float" table:style-name="ce105" office:value="76" office:value-type="float">
            <text:p>76</text:p>
          </table:table-cell>
          <table:table-cell ns41:value-type="float" table:style-name="ce105" office:value="1" office:value-type="float">
            <text:p>1</text:p>
          </table:table-cell>
          <table:table-cell table:formula="of:=SUM([.G19:.I19])" ns41:value-type="float" table:style-name="ce105" office:value-type="float" office:value="7035">
            <text:p>70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0 tot 25 jaar</text:p>
            <office:annotation>
              <text:p>http://purl.org/linked-data/sdmx/2009/dimension#refArea=http://www.gemeentegeschiedenis.nl/amco/10212</text:p>
            </office:annotation>
          </table:table-cell>
          <table:table-cell table:style-name="Default"/>
          <table:table-cell ns41:value-type="float" table:style-name="ce99" office:value="7425" office:value-type="float">
            <text:p>7425</text:p>
          </table:table-cell>
          <table:table-cell ns41:value-type="float" table:style-name="ce105" office:value="733" office:value-type="float">
            <text:p>733</text:p>
          </table:table-cell>
          <table:table-cell ns41:value-type="float" table:style-name="ce105" office:value="10" office:value-type="float">
            <text:p>10</text:p>
          </table:table-cell>
          <table:table-cell table:formula="of:=SUM([.C20:.E20])" ns41:value-type="float" table:style-name="ce105" office:value-type="float" office:value="8168">
            <text:p>8168</text:p>
          </table:table-cell>
          <table:table-cell ns41:value-type="float" table:style-name="ce105" office:value="7107" office:value-type="float">
            <text:p>7107</text:p>
          </table:table-cell>
          <table:table-cell ns41:value-type="float" table:style-name="ce105" office:value="1423" office:value-type="float">
            <text:p>1423</text:p>
          </table:table-cell>
          <table:table-cell ns41:value-type="float" table:style-name="ce105" office:value="26" office:value-type="float">
            <text:p>26</text:p>
          </table:table-cell>
          <table:table-cell table:formula="of:=SUM([.G20:.I20])" ns41:value-type="float" table:style-name="ce105" office:value-type="float" office:value="8556">
            <text:p>855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5 tot 30 jaar</text:p>
            <office:annotation>
              <text:p>http://purl.org/linked-data/sdmx/2009/dimension#refArea=http://www.gemeentegeschiedenis.nl/amco/11080</text:p>
            </office:annotation>
          </table:table-cell>
          <table:table-cell table:style-name="Default"/>
          <table:table-cell ns41:value-type="float" table:style-name="ce99" office:value="3989" office:value-type="float">
            <text:p>3989</text:p>
          </table:table-cell>
          <table:table-cell ns41:value-type="float" table:style-name="ce105" office:value="2704" office:value-type="float">
            <text:p>2704</text:p>
          </table:table-cell>
          <table:table-cell ns41:value-type="float" table:style-name="ce105" office:value="61" office:value-type="float">
            <text:p>61</text:p>
          </table:table-cell>
          <table:table-cell table:formula="of:=SUM([.C21:.E21])" ns41:value-type="float" table:style-name="ce105" office:value-type="float" office:value="6754">
            <text:p>6754</text:p>
          </table:table-cell>
          <table:table-cell ns41:value-type="float" table:style-name="ce105" office:value="3451" office:value-type="float">
            <text:p>3451</text:p>
          </table:table-cell>
          <table:table-cell ns41:value-type="float" table:style-name="ce105" office:value="3456" office:value-type="float">
            <text:p>3456</text:p>
          </table:table-cell>
          <table:table-cell ns41:value-type="float" table:style-name="ce105" office:value="97" office:value-type="float">
            <text:p>97</text:p>
          </table:table-cell>
          <table:table-cell table:formula="of:=SUM([.G21:.I21])" ns41:value-type="float" table:style-name="ce105" office:value-type="float" office:value="7004">
            <office:annotation draw:style-name="gr1" svg:height="0.423cm" draw:caption-point-y="1.597cm" svg:width="1.251cm" svg:x="19.578cm" draw:caption-point-x="-3.089cm" svg:y="9.611cm" draw:text-style-name="P1">
              <dc:creator>CDM</dc:creator>
              <dc:date>2014-12-12T00:00:00</dc:date>
              <text:p text:style-name="P1"><text:span text:style-name="T1">7013</text:span></text:p>
              <text:p text:style-name="P1"><text:span text:style-name="T2"/></text:p>
            </office:annotation>
            <text:p>7004</text:p>
            <office:annotation>
              <text:p>http://www.w3.org/1999/02/22-rdf-syntax-ns#type=http://www.w3.org/2000/01/rdf-schema#Resource</text:p>
              <text:p>http://bit.ly/cedar-tablink#value=701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0 tot 35 jaar</text:p>
            <office:annotation>
              <text:p>http://purl.org/linked-data/sdmx/2009/dimension#refArea=http://www.gemeentegeschiedenis.nl/amco/10244</text:p>
            </office:annotation>
          </table:table-cell>
          <table:table-cell table:style-name="Default"/>
          <table:table-cell ns41:value-type="float" table:style-name="ce99" office:value="1783" office:value-type="float">
            <text:p>1783</text:p>
          </table:table-cell>
          <table:table-cell ns41:value-type="float" table:style-name="ce105" office:value="3758" office:value-type="float">
            <text:p>3758</text:p>
          </table:table-cell>
          <table:table-cell ns41:value-type="float" table:style-name="ce105" office:value="107" office:value-type="float">
            <text:p>107</text:p>
          </table:table-cell>
          <table:table-cell table:formula="of:=SUM([.C22:.E22])" ns41:value-type="float" table:style-name="ce105" office:value-type="float" office:value="5648">
            <text:p>5648</text:p>
          </table:table-cell>
          <table:table-cell ns41:value-type="float" table:style-name="ce105" office:value="1555" office:value-type="float">
            <text:p>1555</text:p>
          </table:table-cell>
          <table:table-cell ns41:value-type="float" table:style-name="ce105" office:value="4060" office:value-type="float">
            <text:p>4060</text:p>
          </table:table-cell>
          <table:table-cell ns41:value-type="float" table:style-name="ce105" office:value="184" office:value-type="float">
            <text:p>184</text:p>
          </table:table-cell>
          <table:table-cell table:formula="of:=SUM([.G22:.I22])" ns41:value-type="float" table:style-name="ce105" office:value-type="float" office:value="5799">
            <text:p>579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5 tot 40 jaar</text:p>
            <office:annotation>
              <text:p>http://purl.org/linked-data/sdmx/2009/dimension#refArea=http://www.gemeentegeschiedenis.nl/amco/11058</text:p>
            </office:annotation>
          </table:table-cell>
          <table:table-cell table:style-name="Default"/>
          <table:table-cell ns41:value-type="float" table:style-name="ce99" office:value="979" office:value-type="float">
            <text:p>979</text:p>
          </table:table-cell>
          <table:table-cell ns41:value-type="float" table:style-name="ce105" office:value="4429" office:value-type="float">
            <text:p>4429</text:p>
          </table:table-cell>
          <table:table-cell ns41:value-type="float" table:style-name="ce105" office:value="162" office:value-type="float">
            <text:p>162</text:p>
          </table:table-cell>
          <table:table-cell table:formula="of:=SUM([.C23:.E23])" ns41:value-type="float" table:style-name="ce105" office:value-type="float" office:value="5570">
            <text:p>5570</text:p>
          </table:table-cell>
          <table:table-cell ns41:value-type="float" table:style-name="ce105" office:value="979" office:value-type="float">
            <text:p>979</text:p>
          </table:table-cell>
          <table:table-cell ns41:value-type="float" table:style-name="ce105" office:value="4466" office:value-type="float">
            <text:p>4466</text:p>
          </table:table-cell>
          <table:table-cell ns41:value-type="float" table:style-name="ce105" office:value="313" office:value-type="float">
            <text:p>313</text:p>
          </table:table-cell>
          <table:table-cell table:formula="of:=SUM([.G23:.I23])" ns41:value-type="float" table:style-name="ce105" office:value-type="float" office:value="5758">
            <text:p>575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0 tot 45 jaar</text:p>
            <office:annotation>
              <text:p>http://purl.org/linked-data/sdmx/2009/dimension#refArea=http://www.gemeentegeschiedenis.nl/amco/10410</text:p>
            </office:annotation>
          </table:table-cell>
          <table:table-cell table:style-name="Default"/>
          <table:table-cell ns41:value-type="float" table:style-name="ce99" office:value="613" office:value-type="float">
            <text:p>613</text:p>
          </table:table-cell>
          <table:table-cell ns41:value-type="float" table:style-name="ce105" office:value="4001" office:value-type="float">
            <text:p>4001</text:p>
          </table:table-cell>
          <table:table-cell ns41:value-type="float" table:style-name="ce105" office:value="208" office:value-type="float">
            <text:p>208</text:p>
          </table:table-cell>
          <table:table-cell table:formula="of:=SUM([.C24:.E24])" ns41:value-type="float" table:style-name="ce105" office:value-type="float" office:value="4822">
            <text:p>4822</text:p>
          </table:table-cell>
          <table:table-cell ns41:value-type="float" table:style-name="ce105" office:value="595" office:value-type="float">
            <text:p>595</text:p>
          </table:table-cell>
          <table:table-cell ns41:value-type="float" table:style-name="ce105" office:value="3843" office:value-type="float">
            <text:p>3843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4:.I24])" ns41:value-type="float" table:style-name="ce105" office:value-type="float" office:value="4903">
            <text:p>490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5 tot 50 jaar</text:p>
            <office:annotation>
              <text:p>http://purl.org/linked-data/sdmx/2009/dimension#refArea=http://www.gemeentegeschiedenis.nl/amco/10953</text:p>
            </office:annotation>
          </table:table-cell>
          <table:table-cell table:style-name="Default"/>
          <table:table-cell ns41:value-type="float" table:style-name="ce99" office:value="392" office:value-type="float">
            <text:p>392</text:p>
          </table:table-cell>
          <table:table-cell ns41:value-type="float" table:style-name="ce105" office:value="3225" office:value-type="float">
            <text:p>3225</text:p>
          </table:table-cell>
          <table:table-cell ns41:value-type="float" table:style-name="ce105" office:value="245" office:value-type="float">
            <text:p>245</text:p>
          </table:table-cell>
          <table:table-cell table:formula="of:=SUM([.C25:.E25])" ns41:value-type="float" table:style-name="ce105" office:value-type="float" office:value="3862">
            <text:p>3862</text:p>
          </table:table-cell>
          <table:table-cell ns41:value-type="float" table:style-name="ce105" office:value="369" office:value-type="float">
            <text:p>369</text:p>
          </table:table-cell>
          <table:table-cell ns41:value-type="float" table:style-name="ce105" office:value="3127" office:value-type="float">
            <text:p>3127</text:p>
          </table:table-cell>
          <table:table-cell ns41:value-type="float" table:style-name="ce105" office:value="642" office:value-type="float">
            <text:p>642</text:p>
          </table:table-cell>
          <table:table-cell table:formula="of:=SUM([.G25:.I25])" ns41:value-type="float" table:style-name="ce105" office:value-type="float" office:value="4138">
            <text:p>413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0 tot 53 jaar</text:p>
            <office:annotation>
              <text:p>http://purl.org/linked-data/sdmx/2009/dimension#refArea=http://www.gemeentegeschiedenis.nl/amco/10372</text:p>
            </office:annotation>
          </table:table-cell>
          <table:table-cell table:style-name="Default"/>
          <table:table-cell ns41:value-type="float" table:style-name="ce99" office:value="170" office:value-type="float">
            <text:p>170</text:p>
          </table:table-cell>
          <table:table-cell ns41:value-type="float" table:style-name="ce105" office:value="1802" office:value-type="float">
            <text:p>1802</text:p>
          </table:table-cell>
          <table:table-cell ns41:value-type="float" table:style-name="ce105" office:value="217" office:value-type="float">
            <text:p>217</text:p>
          </table:table-cell>
          <table:table-cell table:formula="of:=SUM([.C26:.E26])" ns41:value-type="float" table:style-name="ce105" office:value-type="float" office:value="2189">
            <text:p>2189</text:p>
          </table:table-cell>
          <table:table-cell ns41:value-type="float" table:style-name="ce105" office:value="251" office:value-type="float">
            <text:p>251</text:p>
          </table:table-cell>
          <table:table-cell ns41:value-type="float" table:style-name="ce105" office:value="1687" office:value-type="float">
            <text:p>1687</text:p>
          </table:table-cell>
          <table:table-cell ns41:value-type="float" table:style-name="ce105" office:value="545" office:value-type="float">
            <text:p>545</text:p>
          </table:table-cell>
          <table:table-cell table:formula="of:=SUM([.G26:.I26])" ns41:value-type="float" table:style-name="ce105" office:value-type="float" office:value="2483">
            <text:p>248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3 tot 56 jaar</text:p>
            <office:annotation>
              <text:p>http://purl.org/linked-data/sdmx/2009/dimension#refArea=http://www.gemeentegeschiedenis.nl/amco/10628</text:p>
            </office:annotation>
          </table:table-cell>
          <table:table-cell table:style-name="Default"/>
          <table:table-cell ns41:value-type="float" table:style-name="ce99" office:value="136" office:value-type="float">
            <text:p>136</text:p>
          </table:table-cell>
          <table:table-cell ns41:value-type="float" table:style-name="ce105" office:value="1374" office:value-type="float">
            <text:p>1374</text:p>
          </table:table-cell>
          <table:table-cell ns41:value-type="float" table:style-name="ce105" office:value="179" office:value-type="float">
            <text:p>179</text:p>
          </table:table-cell>
          <table:table-cell table:formula="of:=SUM([.C27:.E27])" ns41:value-type="float" table:style-name="ce105" office:value-type="float" office:value="1689">
            <text:p>1689</text:p>
          </table:table-cell>
          <table:table-cell ns41:value-type="float" table:style-name="ce105" office:value="138" office:value-type="float">
            <text:p>138</text:p>
          </table:table-cell>
          <table:table-cell ns41:value-type="float" table:style-name="ce105" office:value="1206" office:value-type="float">
            <text:p>1206</text:p>
          </table:table-cell>
          <table:table-cell ns41:value-type="float" table:style-name="ce105" office:value="528" office:value-type="float">
            <text:p>528</text:p>
          </table:table-cell>
          <table:table-cell table:formula="of:=SUM([.G27:.I27])" ns41:value-type="float" table:style-name="ce105" office:value-type="float" office:value="1872">
            <text:p>187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6 tot 59 jaar</text:p>
            <office:annotation>
              <text:p>http://purl.org/linked-data/sdmx/2009/dimension#refArea=http://www.gemeentegeschiedenis.nl/amco/10604</text:p>
            </office:annotation>
          </table:table-cell>
          <table:table-cell table:style-name="Default"/>
          <table:table-cell ns41:value-type="float" table:style-name="ce99" office:value="77" office:value-type="float">
            <text:p>77</text:p>
          </table:table-cell>
          <table:table-cell ns41:value-type="float" table:style-name="ce105" office:value="1008" office:value-type="float">
            <text:p>1008</text:p>
          </table:table-cell>
          <table:table-cell ns41:value-type="float" table:style-name="ce105" office:value="160" office:value-type="float">
            <text:p>160</text:p>
          </table:table-cell>
          <table:table-cell table:formula="of:=SUM([.C28:.E28])" ns41:value-type="float" table:style-name="ce105" office:value-type="float" office:value="1245">
            <text:p>1245</text:p>
          </table:table-cell>
          <table:table-cell ns41:value-type="float" table:style-name="ce105" office:value="124" office:value-type="float">
            <text:p>124</text:p>
          </table:table-cell>
          <table:table-cell ns41:value-type="float" table:style-name="ce105" office:value="862" office:value-type="float">
            <text:p>862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8:.I28])" ns41:value-type="float" table:style-name="ce105" office:value-type="float" office:value="1451">
            <text:p>14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9 tot 62 jaar</text:p>
            <office:annotation>
              <text:p>http://purl.org/linked-data/sdmx/2009/dimension#refArea=http://www.gemeentegeschiedenis.nl/amco/11050</text:p>
            </office:annotation>
          </table:table-cell>
          <table:table-cell table:style-name="Default"/>
          <table:table-cell ns41:value-type="float" table:style-name="ce99" office:value="78" office:value-type="float">
            <text:p>78</text:p>
          </table:table-cell>
          <table:table-cell ns41:value-type="float" table:style-name="ce105" office:value="910" office:value-type="float">
            <text:p>910</text:p>
          </table:table-cell>
          <table:table-cell ns41:value-type="float" table:style-name="ce105" office:value="203" office:value-type="float">
            <text:p>203</text:p>
          </table:table-cell>
          <table:table-cell table:formula="of:=SUM([.C29:.E29])" ns41:value-type="float" table:style-name="ce105" office:value-type="float" office:value="1191">
            <text:p>1191</text:p>
          </table:table-cell>
          <table:table-cell ns41:value-type="float" table:style-name="ce105" office:value="105" office:value-type="float">
            <text:p>105</text:p>
          </table:table-cell>
          <table:table-cell ns41:value-type="float" table:style-name="ce105" office:value="742" office:value-type="float">
            <text:p>742</text:p>
          </table:table-cell>
          <table:table-cell ns41:value-type="float" table:style-name="ce105" office:value="573" office:value-type="float">
            <text:p>573</text:p>
          </table:table-cell>
          <table:table-cell table:formula="of:=SUM([.G29:.I29])" ns41:value-type="float" table:style-name="ce105" office:value-type="float" office:value="1420">
            <text:p>142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2 tot 65 jaar</text:p>
            <office:annotation>
              <text:p>http://purl.org/linked-data/sdmx/2009/dimension#refArea=http://www.gemeentegeschiedenis.nl/amco/10934</text:p>
            </office:annotation>
          </table:table-cell>
          <table:table-cell table:style-name="ce94"/>
          <table:table-cell ns41:value-type="float" table:style-name="ce99" office:value="69" office:value-type="float">
            <text:p>69</text:p>
          </table:table-cell>
          <table:table-cell ns41:value-type="float" table:style-name="ce105" office:value="863" office:value-type="float">
            <text:p>863</text:p>
          </table:table-cell>
          <table:table-cell ns41:value-type="float" table:style-name="ce105" office:value="235" office:value-type="float">
            <text:p>235</text:p>
          </table:table-cell>
          <table:table-cell table:formula="of:=SUM([.C30:.E30])" ns41:value-type="float" table:style-name="ce105" office:value-type="float" office:value="1167">
            <text:p>1167</text:p>
          </table:table-cell>
          <table:table-cell ns41:value-type="float" table:style-name="ce105" office:value="93" office:value-type="float">
            <text:p>93</text:p>
          </table:table-cell>
          <table:table-cell ns41:value-type="float" table:style-name="ce105" office:value="643" office:value-type="float">
            <text:p>643</text:p>
          </table:table-cell>
          <table:table-cell ns41:value-type="float" table:style-name="ce105" office:value="628" office:value-type="float">
            <text:p>628</text:p>
          </table:table-cell>
          <table:table-cell table:formula="of:=SUM([.G30:.I30])" ns41:value-type="float" table:style-name="ce105" office:value-type="float" office:value="1364">
            <text:p>13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5 tot 67 jaar</text:p>
            <office:annotation>
              <text:p>http://purl.org/linked-data/sdmx/2009/dimension#refArea=http://www.gemeentegeschiedenis.nl/amco/11431</text:p>
            </office:annotation>
          </table:table-cell>
          <table:table-cell table:style-name="ce94"/>
          <table:table-cell ns41:value-type="float" table:style-name="ce99" office:value="53" office:value-type="float">
            <text:p>53</text:p>
          </table:table-cell>
          <table:table-cell ns41:value-type="float" table:style-name="ce105" office:value="544" office:value-type="float">
            <text:p>544</text:p>
          </table:table-cell>
          <table:table-cell ns41:value-type="float" table:style-name="ce105" office:value="206" office:value-type="float">
            <text:p>206</text:p>
          </table:table-cell>
          <table:table-cell table:formula="of:=SUM([.C31:.E31])" ns41:value-type="float" table:style-name="ce105" office:value-type="float" office:value="803">
            <text:p>803</text:p>
          </table:table-cell>
          <table:table-cell ns41:value-type="float" table:style-name="ce105" office:value="64" office:value-type="float">
            <text:p>64</text:p>
          </table:table-cell>
          <table:table-cell ns41:value-type="float" table:style-name="ce105" office:value="413" office:value-type="float">
            <text:p>413</text:p>
          </table:table-cell>
          <table:table-cell ns41:value-type="float" table:style-name="ce105" office:value="487" office:value-type="float">
            <text:p>487</text:p>
          </table:table-cell>
          <table:table-cell table:formula="of:=SUM([.G31:.I31])" ns41:value-type="float" table:style-name="ce105" office:value-type="float" office:value="964">
            <text:p>9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7 tot 69 jaar</text:p>
            <office:annotation>
              <text:p>http://purl.org/linked-data/sdmx/2009/dimension#refArea=http://www.gemeentegeschiedenis.nl/amco/10304</text:p>
            </office:annotation>
          </table:table-cell>
          <table:table-cell table:style-name="ce94"/>
          <table:table-cell ns41:value-type="float" table:style-name="ce99" office:value="33" office:value-type="float">
            <text:p>33</text:p>
          </table:table-cell>
          <table:table-cell ns41:value-type="float" table:style-name="ce105" office:value="427" office:value-type="float">
            <text:p>427</text:p>
          </table:table-cell>
          <table:table-cell ns41:value-type="float" table:style-name="ce105" office:value="158" office:value-type="float">
            <text:p>158</text:p>
          </table:table-cell>
          <table:table-cell table:formula="of:=SUM([.C32:.E32])" ns41:value-type="float" table:style-name="ce105" office:value-type="float" office:value="618">
            <text:p>618</text:p>
          </table:table-cell>
          <table:table-cell ns41:value-type="float" table:style-name="ce105" office:value="59" office:value-type="float">
            <text:p>59</text:p>
          </table:table-cell>
          <table:table-cell ns41:value-type="float" table:style-name="ce105" office:value="329" office:value-type="float">
            <text:p>329</text:p>
          </table:table-cell>
          <table:table-cell ns41:value-type="float" table:style-name="ce105" office:value="390" office:value-type="float">
            <text:p>390</text:p>
          </table:table-cell>
          <table:table-cell table:formula="of:=SUM([.G32:.I32])" ns41:value-type="float" table:style-name="ce105" office:value-type="float" office:value="778">
            <text:p>7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9 tot 71 jaar</text:p>
            <office:annotation>
              <text:p>http://purl.org/linked-data/sdmx/2009/dimension#refArea=http://www.gemeentegeschiedenis.nl/amco/11199</text:p>
            </office:annotation>
          </table:table-cell>
          <table:table-cell table:style-name="ce94"/>
          <table:table-cell ns41:value-type="float" table:style-name="ce99" office:value="57" office:value-type="float">
            <text:p>57</text:p>
          </table:table-cell>
          <table:table-cell ns41:value-type="float" table:style-name="ce105" office:value="376" office:value-type="float">
            <text:p>376</text:p>
          </table:table-cell>
          <table:table-cell ns41:value-type="float" table:style-name="ce105" office:value="182" office:value-type="float">
            <text:p>182</text:p>
          </table:table-cell>
          <table:table-cell table:formula="of:=SUM([.C33:.E33])" ns41:value-type="float" table:style-name="ce105" office:value-type="float" office:value="615">
            <text:p>615</text:p>
          </table:table-cell>
          <table:table-cell ns41:value-type="float" table:style-name="ce105" office:value="42" office:value-type="float">
            <text:p>42</text:p>
          </table:table-cell>
          <table:table-cell ns41:value-type="float" table:style-name="ce105" office:value="268" office:value-type="float">
            <text:p>268</text:p>
          </table:table-cell>
          <table:table-cell ns41:value-type="float" table:style-name="ce105" office:value="458" office:value-type="float">
            <text:p>458</text:p>
          </table:table-cell>
          <table:table-cell table:formula="of:=SUM([.G33:.I33])" ns41:value-type="float" table:style-name="ce105" office:value-type="float" office:value="768">
            <text:p>76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1 tot 73 jaar</text:p>
            <office:annotation>
              <text:p>http://purl.org/linked-data/sdmx/2009/dimension#refArea=http://www.gemeentegeschiedenis.nl/amco/10356</text:p>
            </office:annotation>
          </table:table-cell>
          <table:table-cell table:style-name="ce94"/>
          <table:table-cell ns41:value-type="float" table:style-name="ce99" office:value="31" office:value-type="float">
            <text:p>31</text:p>
          </table:table-cell>
          <table:table-cell ns41:value-type="float" table:style-name="ce106" office:value="261" office:value-type="float">
            <text:p>261</text:p>
          </table:table-cell>
          <table:table-cell ns41:value-type="float" table:style-name="ce105" office:value="172" office:value-type="float">
            <text:p>172</text:p>
          </table:table-cell>
          <table:table-cell table:formula="of:=SUM([.C34:.E34])" ns41:value-type="float" table:style-name="ce105" office:value-type="float" office:value="464">
            <text:p>464</text:p>
          </table:table-cell>
          <table:table-cell ns41:value-type="float" table:style-name="ce105" office:value="32" office:value-type="float">
            <text:p>32</text:p>
          </table:table-cell>
          <table:table-cell ns41:value-type="float" table:style-name="ce105" office:value="165" office:value-type="float">
            <text:p>165</text:p>
          </table:table-cell>
          <table:table-cell ns41:value-type="float" table:style-name="ce105" office:value="368" office:value-type="float">
            <text:p>368</text:p>
          </table:table-cell>
          <table:table-cell table:formula="of:=SUM([.G34:.I34])" ns41:value-type="float" table:style-name="ce105" office:value-type="float" office:value="565">
            <text:p>56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3 tot 75 jaar</text:p>
            <office:annotation>
              <text:p>http://purl.org/linked-data/sdmx/2009/dimension#refArea=http://www.gemeentegeschiedenis.nl/amco/10550</text:p>
            </office:annotation>
          </table:table-cell>
          <table:table-cell table:style-name="ce94"/>
          <table:table-cell ns41:value-type="float" table:style-name="ce99" office:value="20" office:value-type="float">
            <text:p>20</text:p>
          </table:table-cell>
          <table:table-cell ns41:value-type="float" table:style-name="ce105" office:value="243" office:value-type="float">
            <text:p>243</text:p>
          </table:table-cell>
          <table:table-cell ns41:value-type="float" table:style-name="ce105" office:value="143" office:value-type="float">
            <text:p>143</text:p>
          </table:table-cell>
          <table:table-cell table:formula="of:=SUM([.C35:.E35])" ns41:value-type="float" table:style-name="ce105" office:value-type="float" office:value="406">
            <text:p>406</text:p>
          </table:table-cell>
          <table:table-cell ns41:value-type="float" table:style-name="ce105" office:value="21" office:value-type="float">
            <text:p>21</text:p>
          </table:table-cell>
          <table:table-cell ns41:value-type="float" table:style-name="ce105" office:value="144" office:value-type="float">
            <text:p>144</text:p>
          </table:table-cell>
          <table:table-cell ns41:value-type="float" table:style-name="ce105" office:value="356" office:value-type="float">
            <text:p>356</text:p>
          </table:table-cell>
          <table:table-cell table:formula="of:=SUM([.G35:.I35])" ns41:value-type="float" table:style-name="ce105" office:value-type="float" office:value="521">
            <text:p>52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5 tot 77 jaar</text:p>
            <office:annotation>
              <text:p>http://purl.org/linked-data/sdmx/2009/dimension#refArea=http://www.gemeentegeschiedenis.nl/amco/10950</text:p>
            </office:annotation>
          </table:table-cell>
          <table:table-cell table:style-name="Default"/>
          <table:table-cell ns41:value-type="float" table:style-name="ce99" office:value="26" office:value-type="float">
            <text:p>26</text:p>
          </table:table-cell>
          <table:table-cell ns41:value-type="float" table:style-name="ce105" office:value="179" office:value-type="float">
            <text:p>179</text:p>
          </table:table-cell>
          <table:table-cell ns41:value-type="float" table:style-name="ce105" office:value="148" office:value-type="float">
            <text:p>148</text:p>
          </table:table-cell>
          <table:table-cell table:formula="of:=SUM([.C36:.E36])" ns41:value-type="float" table:style-name="ce105" office:value-type="float" office:value="353">
            <text:p>353</text:p>
          </table:table-cell>
          <table:table-cell ns41:value-type="float" table:style-name="ce105" office:value="37" office:value-type="float">
            <text:p>37</text:p>
          </table:table-cell>
          <table:table-cell ns41:value-type="float" table:style-name="ce105" office:value="110" office:value-type="float">
            <text:p>110</text:p>
          </table:table-cell>
          <table:table-cell ns41:value-type="float" table:style-name="ce105" office:value="276" office:value-type="float">
            <text:p>276</text:p>
          </table:table-cell>
          <table:table-cell table:formula="of:=SUM([.G36:.I36])" ns41:value-type="float" table:style-name="ce105" office:value-type="float" office:value="423">
            <text:p>42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7 tot 79 jaar</text:p>
            <office:annotation>
              <text:p>http://purl.org/linked-data/sdmx/2009/dimension#refArea=http://www.gemeentegeschiedenis.nl/amco/10008</text:p>
            </office:annotation>
          </table:table-cell>
          <table:table-cell table:style-name="Default"/>
          <table:table-cell ns41:value-type="float" table:style-name="ce99" office:value="13" office:value-type="float">
            <text:p>13</text:p>
          </table:table-cell>
          <table:table-cell ns41:value-type="float" table:style-name="ce105" office:value="103" office:value-type="float">
            <text:p>103</text:p>
          </table:table-cell>
          <table:table-cell ns41:value-type="float" table:style-name="ce105" office:value="83" office:value-type="float">
            <text:p>83</text:p>
          </table:table-cell>
          <table:table-cell table:formula="of:=SUM([.C37:.E37])" ns41:value-type="float" table:style-name="ce105" office:value-type="float" office:value="199">
            <text:p>199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65" office:value-type="float">
            <text:p>65</text:p>
          </table:table-cell>
          <table:table-cell ns41:value-type="float" table:style-name="ce105" office:value="222" office:value-type="float">
            <text:p>222</text:p>
          </table:table-cell>
          <table:table-cell table:formula="of:=SUM([.G37:.I37])" ns41:value-type="float" table:style-name="ce105" office:value-type="float" office:value="305">
            <text:p>30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9 tot 81 jaar</text:p>
            <office:annotation>
              <text:p>http://purl.org/linked-data/sdmx/2009/dimension#refArea=http://www.gemeentegeschiedenis.nl/amco/10126</text:p>
            </office:annotation>
          </table:table-cell>
          <table:table-cell table:style-name="Default"/>
          <table:table-cell ns41:value-type="float" table:style-name="ce99" office:value="21" office:value-type="float">
            <text:p>21</text:p>
          </table:table-cell>
          <table:table-cell ns41:value-type="float" table:style-name="ce105" office:value="85" office:value-type="float">
            <text:p>85</text:p>
          </table:table-cell>
          <table:table-cell ns41:value-type="float" table:style-name="ce105" office:value="99" office:value-type="float">
            <text:p>99</text:p>
          </table:table-cell>
          <table:table-cell table:formula="of:=SUM([.C38:.E38])" ns41:value-type="float" table:style-name="ce105" office:value-type="float" office:value="205">
            <text:p>205</text:p>
          </table:table-cell>
          <table:table-cell ns41:value-type="float" table:style-name="ce105" office:value="17" office:value-type="float">
            <text:p>17</text:p>
          </table:table-cell>
          <table:table-cell ns41:value-type="float" table:style-name="ce105" office:value="63" office:value-type="float">
            <text:p>63</text:p>
          </table:table-cell>
          <table:table-cell ns41:value-type="float" table:style-name="ce105" office:value="195" office:value-type="float">
            <text:p>195</text:p>
          </table:table-cell>
          <table:table-cell table:formula="of:=SUM([.G38:.I38])" ns41:value-type="float" table:style-name="ce105" office:value-type="float" office:value="275">
            <text:p>27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1 tot 83 jaar</text:p>
            <office:annotation>
              <text:p>http://purl.org/linked-data/sdmx/2009/dimension#refArea=http://www.gemeentegeschiedenis.nl/amco/10814</text:p>
            </office:annotation>
          </table:table-cell>
          <table:table-cell table:style-name="Default"/>
          <table:table-cell ns41:value-type="float" table:style-name="ce99" office:value="9" office:value-type="float">
            <text:p>9</text:p>
          </table:table-cell>
          <table:table-cell ns41:value-type="float" table:style-name="ce105" office:value="45" office:value-type="float">
            <text:p>45</text:p>
          </table:table-cell>
          <table:table-cell ns41:value-type="float" table:style-name="ce105" office:value="67" office:value-type="float">
            <text:p>67</text:p>
          </table:table-cell>
          <table:table-cell table:formula="of:=SUM([.C39:.E39])" ns41:value-type="float" table:style-name="ce105" office:value-type="float" office:value="121">
            <text:p>121</text:p>
          </table:table-cell>
          <table:table-cell ns41:value-type="float" table:style-name="ce105" office:value="10" office:value-type="float">
            <text:p>10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122" office:value-type="float">
            <text:p>122</text:p>
          </table:table-cell>
          <table:table-cell table:formula="of:=SUM([.G39:.I39])" ns41:value-type="float" table:style-name="ce105" office:value-type="float" office:value="150">
            <text:p>15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3 tot 85 jaar</text:p>
            <office:annotation>
              <text:p>http://purl.org/linked-data/sdmx/2009/dimension#refArea=http://www.gemeentegeschiedenis.nl/amco/10979</text:p>
            </office:annotation>
          </table:table-cell>
          <table:table-cell table:style-name="Default"/>
          <table:table-cell ns41:value-type="float" table:style-name="ce99" office:value="4" office:value-type="float">
            <text:p>4</text:p>
          </table:table-cell>
          <table:table-cell ns41:value-type="float" table:style-name="ce105" office:value="40" office:value-type="float">
            <text:p>40</text:p>
          </table:table-cell>
          <table:table-cell ns41:value-type="float" table:style-name="ce105" office:value="50" office:value-type="float">
            <text:p>50</text:p>
          </table:table-cell>
          <table:table-cell table:formula="of:=SUM([.C40:.E40])" ns41:value-type="float" table:style-name="ce105" office:value-type="float" office:value="94">
            <text:p>94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16" office:value-type="float">
            <text:p>16</text:p>
          </table:table-cell>
          <table:table-cell ns41:value-type="float" table:style-name="ce105" office:value="92" office:value-type="float">
            <text:p>92</text:p>
          </table:table-cell>
          <table:table-cell table:formula="of:=SUM([.G40:.I40])" ns41:value-type="float" table:style-name="ce105" office:value-type="float" office:value="117">
            <text:p>11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5 tot 87 jaar</text:p>
            <office:annotation>
              <text:p>http://purl.org/linked-data/sdmx/2009/dimension#refArea=http://www.gemeentegeschiedenis.nl/amco/10298</text:p>
            </office:annotation>
          </table:table-cell>
          <table:table-cell table:style-name="Default"/>
          <table:table-cell ns41:value-type="float" table:style-name="ce99" office:value="8" office:value-type="float">
            <text:p>8</text:p>
          </table:table-cell>
          <table:table-cell ns41:value-type="float" table:style-name="ce105" office:value="24" office:value-type="float">
            <text:p>24</text:p>
          </table:table-cell>
          <table:table-cell ns41:value-type="float" table:style-name="ce105" office:value="22" office:value-type="float">
            <text:p>22</text:p>
          </table:table-cell>
          <table:table-cell table:formula="of:=SUM([.C41:.E41])" ns41:value-type="float" table:style-name="ce105" office:value-type="float" office:value="54">
            <text:p>54</text:p>
          </table:table-cell>
          <table:table-cell ns41:value-type="float" table:style-name="ce105" office:value="3" office:value-type="float">
            <text:p>3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66" office:value-type="float">
            <text:p>66</text:p>
          </table:table-cell>
          <table:table-cell table:formula="of:=SUM([.G41:.I41])" ns41:value-type="float" table:style-name="ce105" office:value-type="float" office:value="78">
            <text:p>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7 tot 89 jaar</text:p>
            <office:annotation>
              <text:p>http://purl.org/linked-data/sdmx/2009/dimension#refArea=http://www.gemeentegeschiedenis.nl/amco/11332</text:p>
            </office:annotation>
          </table:table-cell>
          <table:table-cell table:style-name="Default"/>
          <table:table-cell ns41:value-type="float" table:style-name="ce99" office:value="3" office:value-type="float">
            <text:p>3</text:p>
          </table:table-cell>
          <table:table-cell ns41:value-type="float" table:style-name="ce105" office:value="12" office:value-type="float">
            <text:p>12</text:p>
          </table:table-cell>
          <table:table-cell ns41:value-type="float" table:style-name="ce105" office:value="16" office:value-type="float">
            <text:p>16</text:p>
          </table:table-cell>
          <table:table-cell table:formula="of:=SUM([.C42:.E42])" ns41:value-type="float" table:style-name="ce105" office:value-type="float" office:value="31">
            <text:p>31</text:p>
          </table:table-cell>
          <table:table-cell ns41:value-type="float" office:value="6" table:style-name="ce105" table:number-columns-repeated="2" office:value-type="float">
            <text:p>6</text:p>
          </table:table-cell>
          <table:table-cell ns41:value-type="float" table:style-name="ce105" office:value="39" office:value-type="float">
            <text:p>39</text:p>
          </table:table-cell>
          <table:table-cell table:formula="of:=SUM([.G42:.I42])" ns41:value-type="float" table:style-name="ce105" office:value-type="float" office:value="51">
            <text:p>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9 tot 90 jaar</text:p>
            <office:annotation>
              <text:p>http://purl.org/linked-data/sdmx/2009/dimension#refArea=http://www.gemeentegeschiedenis.nl/amco/10610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5" office:value-type="float">
            <text:p>5</text:p>
          </table:table-cell>
          <table:table-cell ns41:value-type="float" table:style-name="ce105" office:value="6" office:value-type="float">
            <text:p>6</text:p>
          </table:table-cell>
          <table:table-cell table:formula="of:=SUM([.C43:.E43])" ns41:value-type="float" table:style-name="ce105" office:value-type="float" office:value="12">
            <text:p>12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8" office:value-type="float">
            <text:p>8</text:p>
          </table:table-cell>
          <table:table-cell table:formula="of:=SUM([.G43:.I43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0 tot 91 jaar</text:p>
            <office:annotation>
              <text:p>http://purl.org/linked-data/sdmx/2009/dimension#refArea=http://www.gemeentegeschiedenis.nl/amco/10848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office:value="4" table:style-name="ce105" table:number-columns-repeated="2" office:value-type="float">
            <text:p>4</text:p>
          </table:table-cell>
          <table:table-cell table:formula="of:=SUM([.C44:.E44])" ns41:value-type="float" table:style-name="ce105" office:value-type="float" office:value="9">
            <text:p>9</text:p>
          </table:table-cell>
          <table:table-cell table:style-name="ce105" table:number-columns-repeated="2"/>
          <table:table-cell ns41:value-type="float" table:style-name="ce105" office:value="9" office:value-type="float">
            <text:p>9</text:p>
          </table:table-cell>
          <table:table-cell table:formula="of:=SUM([.G44:.I44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1 tot 92 jaar</text:p>
            <office:annotation>
              <text:p>http://purl.org/linked-data/sdmx/2009/dimension#refArea=http://www.gemeentegeschiedenis.nl/amco/10080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5:.E45])" ns41:value-type="float" table:style-name="ce105" office:value-type="float" office:value="4">
            <text:p>4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6" office:value-type="float">
            <text:p>6</text:p>
          </table:table-cell>
          <table:table-cell table:formula="of:=SUM([.G45:.I45])" ns41:value-type="float" table:style-name="ce105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2 tot 93 jaar</text:p>
            <office:annotation>
              <text:p>http://purl.org/linked-data/sdmx/2009/dimension#refArea=http://www.gemeentegeschiedenis.nl/amco/10711</text:p>
            </office:annotation>
          </table:table-cell>
          <table:table-cell table:style-name="Default"/>
          <table:table-cell table:style-name="ce99"/>
          <table:table-cell ns41:value-type="float" table:style-name="ce105" office:value="2" office:value-type="float">
            <text:p>2</text:p>
          </table:table-cell>
          <table:table-cell ns41:value-type="float" table:style-name="ce105" office:value="1" office:value-type="float">
            <text:p>1</text:p>
          </table:table-cell>
          <table:table-cell table:formula="of:=SUM([.C46:.E46])" ns41:value-type="float" table:style-name="ce105" office:value-type="float" office:value="3">
            <text:p>3</text:p>
          </table:table-cell>
          <table:table-cell table:style-name="ce105" table:number-columns-repeated="2"/>
          <table:table-cell ns41:value-type="float" table:style-name="ce105" office:value="5" office:value-type="float">
            <text:p>5</text:p>
          </table:table-cell>
          <table:table-cell table:formula="of:=SUM([.G46:.I46])" ns41:value-type="float" table:style-name="ce105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3 tot 94 jaar</text:p>
            <office:annotation>
              <text:p>http://purl.org/linked-data/sdmx/2009/dimension#refArea=http://www.gemeentegeschiedenis.nl/amco/10747</text:p>
            </office:annotation>
          </table:table-cell>
          <table:table-cell table:style-name="Default"/>
          <table:table-cell table:style-name="ce99"/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7:.E47])" ns41:value-type="float" table:style-name="ce105" office:value-type="float" office:value="3">
            <text:p>3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3" office:value-type="float">
            <text:p>3</text:p>
          </table:table-cell>
          <table:table-cell table:formula="of:=SUM([.G47:.I47])" ns41:value-type="float" table:style-name="ce105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4 tot 95 jaar</text:p>
            <office:annotation>
              <text:p>http://purl.org/linked-data/sdmx/2009/dimension#refArea=http://www.gemeentegeschiedenis.nl/amco/10771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C48:.E48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2" office:value-type="float">
            <text:p>2</text:p>
          </table:table-cell>
          <table:table-cell table:formula="of:=SUM([.G48:.I48])" ns41:value-type="float" table:style-name="ce105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5 tot 96 jaar</text:p>
            <office:annotation>
              <text:p>http://purl.org/linked-data/sdmx/2009/dimension#refArea=http://www.gemeentegeschiedenis.nl/amco/11023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49:.E49])" ns41:value-type="float" table:style-name="ce105" office:value-type="float" office:value="0">
            <text:p>0</text:p>
          </table:table-cell>
          <table:table-cell table:style-name="ce105" table:number-columns-repeated="2"/>
          <table:table-cell ns41:value-type="float" table:style-name="ce105" office:value="3" office:value-type="float">
            <text:p>3</text:p>
          </table:table-cell>
          <table:table-cell table:formula="of:=SUM([.G49:.I49])" ns41:value-type="float" table:style-name="ce105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6 tot 97 jaar</text:p>
            <office:annotation>
              <text:p>http://purl.org/linked-data/sdmx/2009/dimension#refArea=http://www.gemeentegeschiedenis.nl/amco/10246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0:.E50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0:.I50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7 tot 98 jaar</text:p>
            <office:annotation>
              <text:p>http://purl.org/linked-data/sdmx/2009/dimension#refArea=http://www.gemeentegeschiedenis.nl/amco/11137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1:.E51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1" office:value-type="float">
            <text:p>1</text:p>
          </table:table-cell>
          <table:table-cell table:formula="of:=SUM([.G51:.I51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8 tot 99 jaar</text:p>
            <office:annotation>
              <text:p>http://purl.org/linked-data/sdmx/2009/dimension#refArea=http://www.gemeentegeschiedenis.nl/amco/10180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2:.E52])" ns41:value-type="float" table:style-name="ce105" office:value-type="float" office:value="0">
            <text:p>0</text:p>
          </table:table-cell>
          <table:table-cell table:style-name="ce105" table:number-columns-repeated="3"/>
          <table:table-cell table:formula="of:=SUM([.G52:.I52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99 tot 100 jaar</text:p>
            <office:annotation>
              <text:p>http://purl.org/linked-data/sdmx/2009/dimension#refArea=http://www.gemeentegeschiedenis.nl/amco/11035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3:.E53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3:.I53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100 enz.</text:p>
            <office:annotation>
              <text:p>http://purl.org/linked-data/sdmx/2009/dimension#refArea=http://www.gemeentegeschiedenis.nl/amco/11292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4:.E54])" ns41:value-type="float" table:style-name="ce105" office:value-type="float" office:value="0">
            <text:p>0</text:p>
          </table:table-cell>
          <table:table-cell ns41:value-type="float" table:style-name="ce105" office:value="1" office:value-type="float">
            <text:p>1</text:p>
          </table:table-cell>
          <table:table-cell table:style-name="ce105" table:number-columns-repeated="2"/>
          <table:table-cell table:formula="of:=SUM([.G54:.I54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1">
          <table:table-cell ns41:value-type="string" table:style-name="ce93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249</text:p>
            </office:annotation>
          </table:table-cell>
          <table:table-cell table:style-name="Default"/>
          <table:table-cell table:formula="of:=SUM([.C8:.C54])" ns41:value-type="float" table:style-name="ce100" office:value-type="float" office:value="55997">
            <text:p>55997</text:p>
          </table:table-cell>
          <table:table-cell table:formula="of:=SUM([.D8:.D54])" ns41:value-type="float" table:style-name="ce107" office:value-type="float" office:value="27173">
            <text:p>27173</text:p>
          </table:table-cell>
          <table:table-cell table:formula="of:=SUM([.E8:.E54])" ns41:value-type="float" table:style-name="ce107" office:value-type="float" office:value="3154">
            <text:p>3154</text:p>
          </table:table-cell>
          <table:table-cell table:formula="of:=SUM([.F8:.F54])" ns41:value-type="float" table:style-name="ce107" office:value-type="float" office:value="86324">
            <text:p>86324</text:p>
          </table:table-cell>
          <table:table-cell table:formula="of:=SUM([.G8:.G54])" ns41:value-type="float" table:style-name="ce107" office:value-type="float" office:value="54542">
            <text:p>54542</text:p>
          </table:table-cell>
          <table:table-cell table:formula="of:=SUM([.H8:.H54])" ns41:value-type="float" table:style-name="ce107" office:value-type="float" office:value="27201">
            <office:annotation draw:style-name="gr1" svg:height="0.53cm" draw:caption-point-y="1.597cm" svg:width="1.4cm" svg:x="15.996cm" draw:caption-point-x="-2.583cm" svg:y="24.904cm" draw:text-style-name="P1">
              <dc:creator>CDM</dc:creator>
              <dc:date>2014-12-12T00:00:00</dc:date>
              <text:p text:style-name="P1"><text:span text:style-name="T1">27210</text:span></text:p>
              <text:p text:style-name="P1"><text:span text:style-name="T2"/></text:p>
            </office:annotation>
            <text:p>27201</text:p>
            <office:annotation>
              <text:p>http://www.w3.org/1999/02/22-rdf-syntax-ns#type=http://www.w3.org/2000/01/rdf-schema#Resource</text:p>
              <text:p>http://bit.ly/cedar-tablink#value=2721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I8:.I54])" ns41:value-type="float" table:style-name="ce107" office:value-type="float" office:value="7575">
            <text:p>7575</text:p>
          </table:table-cell>
          <table:table-cell table:formula="of:=SUM([.J8:.J54])" ns41:value-type="float" table:style-name="ce107" office:value-type="float" office:value="89318">
            <office:annotation draw:style-name="gr1" svg:height="0.899cm" draw:caption-point-y="1.597cm" svg:width="1.501cm" svg:x="19.578cm" draw:caption-point-x="-3.089cm" svg:y="24.904cm" draw:text-style-name="P1">
              <dc:creator>CDM</dc:creator>
              <dc:date>2014-12-12T00:00:00</dc:date>
              <text:p text:style-name="P1"><text:span text:style-name="T1">89327</text:span></text:p>
              <text:p text:style-name="P1"><text:span text:style-name="T2"/></text:p>
            </office:annotation>
            <text:p>89318</text:p>
            <office:annotation>
              <text:p>http://www.w3.org/1999/02/22-rdf-syntax-ns#type=http://www.w3.org/2000/01/rdf-schema#Resource</text:p>
              <text:p>http://bit.ly/cedar-tablink#value=8932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8" office:value-type="float">
            <text:p>68</text:p>
          </table:table-cell>
          <table:table-cell ns41:value-type="float" table:style-name="ce78" office:value="69" office:value-type="float">
            <text:p>69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101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8.526787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_20_steden" style:page-layout-name="Mpm3" style:display-name="PageStyle_Groningen steden">
      <style:header style:display="false"/>
      <style:header-left style:display="false"/>
      <style:footer style:display="false"/>
      <style:footer-left style:display="false"/>
    </style:master-page>
    <style:master-page style:name="PageStyle_5f_Groningen_20_gemeenten" style:page-layout-name="Mpm3" style:display-name="PageStyle_Groningen gemeenten">
      <style:header style:display="false"/>
      <style:header-left style:display="false"/>
      <style:footer style:display="false"/>
      <style:footer-left style:display="false"/>
    </style:master-page>
    <style:master-page style:name="PageStyle_5f_Groningen_20_recapitulatie" style:page-layout-name="Mpm4" style:display-name="PageStyle_Groningen recapitulatie">
      <style:header style:display="false"/>
      <style:header-left style:display="false"/>
      <style:footer style:display="false"/>
      <style:footer-left style:display="false"/>
    </style:master-page>
    <style:master-page style:name="PageStyle_5f_Groningen_20_ouderdom" style:page-layout-name="Mpm3" style:display-name="PageStyle_Groningen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3:18</meta:creation-date>
    <dc:creator>Helpdesk</dc:creator>
    <dc:date>2004-12-16T11:56:15</dc:date>
    <meta:document-statistic meta:object-count="0" meta:cell-count="190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3.xml><?xml version="1.0" encoding="utf-8"?>
<!DOCTYPE module  PUBLIC '-//OpenOffice.org//DTD OfficeDocument 1.0//EN'  'module.dtd'>
<script:module xmlns:script="http://openoffice.org/2000/script" script:name="Sheet13" script:language="StarBasic" script:moduleType="document">Rem Attribute VBA_ModuleType=VBADocumentModule
Option VBASupport 1
</script:module>
</file>

<file path=Basic/VBAProject/Sheet14.xml><?xml version="1.0" encoding="utf-8"?>
<!DOCTYPE module  PUBLIC '-//OpenOffice.org//DTD OfficeDocument 1.0//EN'  'module.dtd'>
<script:module xmlns:script="http://openoffice.org/2000/script" script:name="Sheet14" script:language="StarBasic" script:moduleType="document">Rem Attribute VBA_ModuleType=VBADocumentModule
Option VBASupport 1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</script:module>
</file>

<file path=Basic/VBAProject/Sheet16.xml><?xml version="1.0" encoding="utf-8"?>
<!DOCTYPE module  PUBLIC '-//OpenOffice.org//DTD OfficeDocument 1.0//EN'  'module.dtd'>
<script:module xmlns:script="http://openoffice.org/2000/script" script:name="Sheet1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3"/>
  <library:element library:name="Sheet14"/>
  <library:element library:name="Sheet15"/>
  <library:element library:name="Sheet1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